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ig</text:p>
          </table:table-cell>
          <table:table-cell office:value-type="string" calcext:value-type="string">
            <text:p>drac</text:p>
          </table:table-cell>
          <table:table-cell table:style-name="Default" office:value-type="string" calcext:value-type="string">
            <text:p>quot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fff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]&amp;&quot;s/#&quot;&amp;LOWER([.A2])&amp;&quot;/#&quot;&amp;LOWER([.B2])&amp;&quot;/g&quot;&amp;[.C2]&amp;&quot; *.svg&quot;" office:value-type="string" office:string-value="sed -i --follow-symlinks &quot;s/#ffffff/#f8f8f2/g&quot; *.svg" calcext:value-type="string">
            <text:p>sed -i --follow-symlinks "s/#ffffff/#f8f8f2/g" *.svg</text:p>
          </table:table-cell>
          <table:table-cell/>
        </table:table-row>
        <table:table-row table:style-name="ro1">
          <table:table-cell office:value-type="string" calcext:value-type="string">
            <text:p>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]&amp;&quot;s/#&quot;&amp;LOWER([.A3])&amp;&quot;/#&quot;&amp;LOWER([.B3])&amp;&quot;/g&quot;&amp;[.C3]&amp;&quot; *.svg&quot;" office:value-type="string" office:string-value="sed -i --follow-symlinks &quot;s/#fff/#f8f8f2/g&quot; *.svg" calcext:value-type="string">
            <text:p>sed -i --follow-symlinks "s/#fff/#f8f8f2/g" *.svg</text:p>
          </table:table-cell>
          <table:table-cell table:formula="of:=LEN([.B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fda1e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4]&amp;&quot;s/#&quot;&amp;LOWER([.A4])&amp;&quot;/#&quot;&amp;LOWER([.B4])&amp;&quot;/g&quot;&amp;[.C4]&amp;&quot; *.svg&quot;" office:value-type="string" office:string-value="sed -i --follow-symlinks &quot;s/#9fda1e/#50fa7b/g&quot; *.svg" calcext:value-type="string">
            <text:p>sed -i --follow-symlinks "s/#9fda1e/#50fa7b/g" *.svg</text:p>
          </table:table-cell>
          <table:table-cell table:formula="of:=LEN([.B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4c835</text:p>
          </table:table-cell>
          <table:table-cell office:value-type="string" calcext:value-type="string">
            <text:p>46c66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5]&amp;&quot;s/#&quot;&amp;LOWER([.A5])&amp;&quot;/#&quot;&amp;LOWER([.B5])&amp;&quot;/g&quot;&amp;[.C5]&amp;&quot; *.svg&quot;" office:value-type="string" office:string-value="sed -i --follow-symlinks &quot;s/#84c835/#46c66a/g&quot; *.svg" calcext:value-type="string">
            <text:p>sed -i --follow-symlinks "s/#84c835/#46c66a/g" *.svg</text:p>
          </table:table-cell>
          <table:table-cell table:formula="of:=LEN([.B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c2809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6]&amp;&quot;s/#&quot;&amp;LOWER([.A6])&amp;&quot;/#&quot;&amp;LOWER([.B6])&amp;&quot;/g&quot;&amp;[.C6]&amp;&quot; *.svg&quot;" office:value-type="string" office:string-value="sed -i --follow-symlinks &quot;s/#0c2809/#282a36/g&quot; *.svg" calcext:value-type="string">
            <text:p>sed -i --follow-symlinks "s/#0c2809/#282a36/g" *.svg</text:p>
          </table:table-cell>
          <table:table-cell table:formula="of:=LEN([.B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e159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7]&amp;&quot;s/#&quot;&amp;LOWER([.A7])&amp;&quot;/#&quot;&amp;LOWER([.B7])&amp;&quot;/g&quot;&amp;[.C7]&amp;&quot; *.svg&quot;" office:value-type="string" office:string-value="sed -i --follow-symlinks &quot;s/#99e159/#50fa7b/g&quot; *.svg" calcext:value-type="string">
            <text:p>sed -i --follow-symlinks "s/#99e159/#50fa7b/g" *.svg</text:p>
          </table:table-cell>
          <table:table-cell table:formula="of:=LEN([.B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8]&amp;&quot;s/#&quot;&amp;LOWER([.A8])&amp;&quot;/#&quot;&amp;LOWER([.B8])&amp;&quot;/g&quot;&amp;[.C8]&amp;&quot; *.svg&quot;" office:value-type="string" office:string-value="sed -i --follow-symlinks &quot;s/#000000/#282a36/g&quot; *.svg" calcext:value-type="string">
            <text:p>sed -i --follow-symlinks "s/#000000/#282a36/g" *.svg</text:p>
          </table:table-cell>
          <table:table-cell table:formula="of:=LEN([.B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9]&amp;&quot;s/#&quot;&amp;LOWER([.A9])&amp;&quot;/#&quot;&amp;LOWER([.B9])&amp;&quot;/g&quot;&amp;[.C9]&amp;&quot; *.svg&quot;" office:value-type="string" office:string-value="sed -i --follow-symlinks &quot;s/#000/#282a36/g&quot; *.svg" calcext:value-type="string">
            <text:p>sed -i --follow-symlinks "s/#000/#282a36/g" *.svg</text:p>
          </table:table-cell>
          <table:table-cell table:formula="of:=LEN([.B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0]&amp;&quot;s/#&quot;&amp;LOWER([.A10])&amp;&quot;/#&quot;&amp;LOWER([.B10])&amp;&quot;/g&quot;&amp;[.C10]&amp;&quot; *.svg&quot;" office:value-type="string" office:string-value="sed -i --follow-symlinks &quot;s/#f4f4f4/#f8f8f2/g&quot; *.svg" calcext:value-type="string">
            <text:p>sed -i --follow-symlinks "s/#f4f4f4/#f8f8f2/g" *.svg</text:p>
          </table:table-cell>
          <table:table-cell table:formula="of:=LEN([.B1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56565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1]&amp;&quot;s/#&quot;&amp;LOWER([.A11])&amp;&quot;/#&quot;&amp;LOWER([.B11])&amp;&quot;/g&quot;&amp;[.C11]&amp;&quot; *.svg&quot;" office:value-type="string" office:string-value="sed -i --follow-symlinks &quot;s/#656565/#717380/g&quot; *.svg" calcext:value-type="string">
            <text:p>sed -i --follow-symlinks "s/#656565/#717380/g" *.svg</text:p>
          </table:table-cell>
          <table:table-cell table:formula="of:=LEN([.B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0e0e0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2]&amp;&quot;s/#&quot;&amp;LOWER([.A12])&amp;&quot;/#&quot;&amp;LOWER([.B12])&amp;&quot;/g&quot;&amp;[.C12]&amp;&quot; *.svg&quot;" office:value-type="string" office:string-value="sed -i --follow-symlinks &quot;s/#e0e0e0/#cbcccc/g&quot; *.svg" calcext:value-type="string">
            <text:p>sed -i --follow-symlinks "s/#e0e0e0/#cbcccc/g" *.svg</text:p>
          </table:table-cell>
          <table:table-cell table:formula="of:=LEN([.B1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0808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3]&amp;&quot;s/#&quot;&amp;LOWER([.A13])&amp;&quot;/#&quot;&amp;LOWER([.B13])&amp;&quot;/g&quot;&amp;[.C13]&amp;&quot; *.svg&quot;" office:value-type="string" office:string-value="sed -i --follow-symlinks &quot;s/#808080/#717380/g&quot; *.svg" calcext:value-type="string">
            <text:p>sed -i --follow-symlinks "s/#808080/#717380/g" *.svg</text:p>
          </table:table-cell>
          <table:table-cell table:formula="of:=LEN([.B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d4d4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4]&amp;&quot;s/#&quot;&amp;LOWER([.A14])&amp;&quot;/#&quot;&amp;LOWER([.B14])&amp;&quot;/g&quot;&amp;[.C14]&amp;&quot; *.svg&quot;" office:value-type="string" office:string-value="sed -i --follow-symlinks &quot;s/#4d4d4d/#44475a/g&quot; *.svg" calcext:value-type="string">
            <text:p>sed -i --follow-symlinks "s/#4d4d4d/#44475a/g" *.svg</text:p>
          </table:table-cell>
          <table:table-cell table:formula="of:=LEN([.B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fafaf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5]&amp;&quot;s/#&quot;&amp;LOWER([.A15])&amp;&quot;/#&quot;&amp;LOWER([.B15])&amp;&quot;/g&quot;&amp;[.C15]&amp;&quot; *.svg&quot;" office:value-type="string" office:string-value="sed -i --follow-symlinks &quot;s/#afafaf/#9ea0a6/g&quot; *.svg" calcext:value-type="string">
            <text:p>sed -i --follow-symlinks "s/#afafaf/#9ea0a6/g" *.svg</text:p>
          </table:table-cell>
          <table:table-cell table:formula="of:=LEN([.B1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c79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6]&amp;&quot;s/#&quot;&amp;LOWER([.A16])&amp;&quot;/#&quot;&amp;LOWER([.B16])&amp;&quot;/g&quot;&amp;[.C16]&amp;&quot; *.svg&quot;" office:value-type="string" office:string-value="sed -i --follow-symlinks &quot;s/#5f6c79/#717380/g&quot; *.svg" calcext:value-type="string">
            <text:p>sed -i --follow-symlinks "s/#5f6c79/#717380/g" *.svg</text:p>
          </table:table-cell>
          <table:table-cell table:formula="of:=LEN([.B1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4829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7]&amp;&quot;s/#&quot;&amp;LOWER([.A17])&amp;&quot;/#&quot;&amp;LOWER([.B17])&amp;&quot;/g&quot;&amp;[.C17]&amp;&quot; *.svg&quot;" office:value-type="string" office:string-value="sed -i --follow-symlinks &quot;s/#748290/#717380/g&quot; *.svg" calcext:value-type="string">
            <text:p>sed -i --follow-symlinks "s/#748290/#717380/g" *.svg</text:p>
          </table:table-cell>
          <table:table-cell table:formula="of:=LEN([.B1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56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8]&amp;&quot;s/#&quot;&amp;LOWER([.A18])&amp;&quot;/#&quot;&amp;LOWER([.B18])&amp;&quot;/g&quot;&amp;[.C18]&amp;&quot; *.svg&quot;" office:value-type="string" office:string-value="sed -i --follow-symlinks &quot;s/#5f656d/#44475a/g&quot; *.svg" calcext:value-type="string">
            <text:p>sed -i --follow-symlinks "s/#5f656d/#44475a/g" *.svg</text:p>
          </table:table-cell>
          <table:table-cell table:formula="of:=LEN([.B1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d99f3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9]&amp;&quot;s/#&quot;&amp;LOWER([.A19])&amp;&quot;/#&quot;&amp;LOWER([.B19])&amp;&quot;/g&quot;&amp;[.C19]&amp;&quot; *.svg&quot;" office:value-type="string" office:string-value="sed -i --follow-symlinks &quot;s/#1d99f3/#13b1d5/g&quot; *.svg" calcext:value-type="string">
            <text:p>sed -i --follow-symlinks "s/#1d99f3/#13b1d5/g" *.svg</text:p>
          </table:table-cell>
          <table:table-cell table:formula="of:=LEN([.B1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4453</text:p>
          </table:table-cell>
          <table:table-cell office:value-type="string" calcext:value-type="string">
            <text:p>c7484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0]&amp;&quot;s/#&quot;&amp;LOWER([.A20])&amp;&quot;/#&quot;&amp;LOWER([.B20])&amp;&quot;/g&quot;&amp;[.C20]&amp;&quot; *.svg&quot;" office:value-type="string" office:string-value="sed -i --follow-symlinks &quot;s/#da4453/#c7484a/g&quot; *.svg" calcext:value-type="string">
            <text:p>sed -i --follow-symlinks "s/#da4453/#c7484a/g" *.svg</text:p>
          </table:table-cell>
          <table:table-cell table:formula="of:=LEN([.B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6d6d6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1]&amp;&quot;s/#&quot;&amp;LOWER([.A21])&amp;&quot;/#&quot;&amp;LOWER([.B21])&amp;&quot;/g&quot;&amp;[.C21]&amp;&quot; *.svg&quot;" office:value-type="string" office:string-value="sed -i --follow-symlinks &quot;s/#d6d6d6/#cbcccc/g&quot; *.svg" calcext:value-type="string">
            <text:p>sed -i --follow-symlinks "s/#d6d6d6/#cbcccc/g" *.svg</text:p>
          </table:table-cell>
          <table:table-cell table:formula="of:=LEN([.B2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16e7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2]&amp;&quot;s/#&quot;&amp;LOWER([.A22])&amp;&quot;/#&quot;&amp;LOWER([.B22])&amp;&quot;/g&quot;&amp;[.C22]&amp;&quot; *.svg&quot;" office:value-type="string" office:string-value="sed -i --follow-symlinks &quot;s/#616e7b/#6272a4/g&quot; *.svg" calcext:value-type="string">
            <text:p>sed -i --follow-symlinks "s/#616e7b/#6272a4/g" *.svg</text:p>
          </table:table-cell>
          <table:table-cell table:formula="of:=LEN([.B2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bfbfb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3]&amp;&quot;s/#&quot;&amp;LOWER([.A23])&amp;&quot;/#&quot;&amp;LOWER([.B23])&amp;&quot;/g&quot;&amp;[.C23]&amp;&quot; *.svg&quot;" office:value-type="string" office:string-value="sed -i --follow-symlinks &quot;s/#fbfbfb/#f8f8f2/g&quot; *.svg" calcext:value-type="string">
            <text:p>sed -i --follow-symlinks "s/#fbfbfb/#f8f8f2/g" *.svg</text:p>
          </table:table-cell>
          <table:table-cell table:formula="of:=LEN([.B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4]&amp;&quot;s/#&quot;&amp;LOWER([.A24])&amp;&quot;/#&quot;&amp;LOWER([.B24])&amp;&quot;/g&quot;&amp;[.C24]&amp;&quot; *.svg&quot;" office:value-type="string" office:string-value="sed -i --follow-symlinks &quot;s/#f4f4f4/#f8f8f2/g&quot; *.svg" calcext:value-type="string">
            <text:p>sed -i --follow-symlinks "s/#f4f4f4/#f8f8f2/g" *.svg</text:p>
          </table:table-cell>
          <table:table-cell table:formula="of:=LEN([.B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ab305</text:p>
          </table:table-cell>
          <table:table-cell office:value-type="string" calcext:value-type="string">
            <text:p>c7925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5]&amp;&quot;s/#&quot;&amp;LOWER([.A25])&amp;&quot;/#&quot;&amp;LOWER([.B25])&amp;&quot;/g&quot;&amp;[.C25]&amp;&quot; *.svg&quot;" office:value-type="string" office:string-value="sed -i --follow-symlinks &quot;s/#eab305/#c7925b/g&quot; *.svg" calcext:value-type="string">
            <text:p>sed -i --follow-symlinks "s/#eab305/#c7925b/g" *.svg</text:p>
          </table:table-cell>
          <table:table-cell table:formula="of:=LEN([.B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4b91</text:p>
          </table:table-cell>
          <table:table-cell office:value-type="string" calcext:value-type="string">
            <text:p>c7639f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6]&amp;&quot;s/#&quot;&amp;LOWER([.A26])&amp;&quot;/#&quot;&amp;LOWER([.B26])&amp;&quot;/g&quot;&amp;[.C26]&amp;&quot; *.svg&quot;" office:value-type="string" office:string-value="sed -i --follow-symlinks &quot;s/#994b91/#c7639f/g&quot; *.svg" calcext:value-type="string">
            <text:p>sed -i --follow-symlinks "s/#994b91/#c7639f/g" *.svg</text:p>
          </table:table-cell>
          <table:table-cell table:formula="of:=LEN([.B2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da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7]&amp;&quot;s/#&quot;&amp;LOWER([.A27])&amp;&quot;/#&quot;&amp;LOWER([.B27])&amp;&quot;/g&quot;&amp;[.C27]&amp;&quot; *.svg&quot;" office:value-type="string" office:string-value="sed -i --follow-symlinks &quot;s/#576dab/#6272a4/g&quot; *.svg" calcext:value-type="string">
            <text:p>sed -i --follow-symlinks "s/#576dab/#6272a4/g" *.svg</text:p>
          </table:table-cell>
          <table:table-cell table:formula="of:=LEN([.B2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747b5</text:p>
          </table:table-cell>
          <table:table-cell office:value-type="string" calcext:value-type="string">
            <text:p>515d8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8]&amp;&quot;s/#&quot;&amp;LOWER([.A28])&amp;&quot;/#&quot;&amp;LOWER([.B28])&amp;&quot;/g&quot;&amp;[.C28]&amp;&quot; *.svg&quot;" office:value-type="string" office:string-value="sed -i --follow-symlinks &quot;s/#4747b5/#515d85/g&quot; *.svg" calcext:value-type="string">
            <text:p>sed -i --follow-symlinks "s/#4747b5/#515d85/g" *.svg</text:p>
          </table:table-cell>
          <table:table-cell table:formula="of:=LEN([.B2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3b3b3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9]&amp;&quot;s/#&quot;&amp;LOWER([.A29])&amp;&quot;/#&quot;&amp;LOWER([.B29])&amp;&quot;/g&quot;&amp;[.C29]&amp;&quot; *.svg&quot;" office:value-type="string" office:string-value="sed -i --follow-symlinks &quot;s/#b3b3b3/#9ea0a6/g&quot; *.svg" calcext:value-type="string">
            <text:p>sed -i --follow-symlinks "s/#b3b3b3/#9ea0a6/g" *.svg</text:p>
          </table:table-cell>
          <table:table-cell table:formula="of:=LEN([.B2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9d351</text:p>
          </table:table-cell>
          <table:table-cell office:value-type="string" calcext:value-type="string">
            <text:p>ffb86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0]&amp;&quot;s/#&quot;&amp;LOWER([.A30])&amp;&quot;/#&quot;&amp;LOWER([.B30])&amp;&quot;/g&quot;&amp;[.C30]&amp;&quot; *.svg&quot;" office:value-type="string" office:string-value="sed -i --follow-symlinks &quot;s/#f9d351/#ffb86c/g&quot; *.svg" calcext:value-type="string">
            <text:p>sed -i --follow-symlinks "s/#f9d351/#ffb86c/g" *.svg</text:p>
          </table:table-cell>
          <table:table-cell table:formula="of:=LEN([.B3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84f43</text:p>
          </table:table-cell>
          <table:table-cell office:value-type="string" calcext:value-type="string">
            <text:p>ff555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1]&amp;&quot;s/#&quot;&amp;LOWER([.A31])&amp;&quot;/#&quot;&amp;LOWER([.B31])&amp;&quot;/g&quot;&amp;[.C31]&amp;&quot; *.svg&quot;" office:value-type="string" office:string-value="sed -i --follow-symlinks &quot;s/#e84f43/#ff5555/g&quot; *.svg" calcext:value-type="string">
            <text:p>sed -i --follow-symlinks "s/#e84f43/#ff5555/g" *.svg</text:p>
          </table:table-cell>
          <table:table-cell table:formula="of:=LEN([.B3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93dd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2]&amp;&quot;s/#&quot;&amp;LOWER([.A32])&amp;&quot;/#&quot;&amp;LOWER([.B32])&amp;&quot;/g&quot;&amp;[.C32]&amp;&quot; *.svg&quot;" office:value-type="string" office:string-value="sed -i --follow-symlinks &quot;s/#0093dd/#13b1d5/g&quot; *.svg" calcext:value-type="string">
            <text:p>sed -i --follow-symlinks "s/#0093dd/#13b1d5/g" *.svg</text:p>
          </table:table-cell>
          <table:table-cell table:formula="of:=LEN([.B3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88e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3]&amp;&quot;s/#&quot;&amp;LOWER([.A33])&amp;&quot;/#&quot;&amp;LOWER([.B33])&amp;&quot;/g&quot;&amp;[.C33]&amp;&quot; *.svg&quot;" office:value-type="string" office:string-value="sed -i --follow-symlinks &quot;s/#57688e/#6272a4/g&quot; *.svg" calcext:value-type="string">
            <text:p>sed -i --follow-symlinks "s/#57688e/#6272a4/g" *.svg</text:p>
          </table:table-cell>
          <table:table-cell table:formula="of:=LEN([.B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262626" calcext:value-type="float">
            <text:p>262626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4]&amp;&quot;s/#&quot;&amp;LOWER([.A34])&amp;&quot;/#&quot;&amp;LOWER([.B34])&amp;&quot;/g&quot;&amp;[.C34]&amp;&quot; *.svg&quot;" office:value-type="string" office:string-value="sed -i --follow-symlinks &quot;s/#262626/#282a36/g&quot; *.svg" calcext:value-type="string">
            <text:p>sed -i --follow-symlinks "s/#262626/#282a36/g" *.svg</text:p>
          </table:table-cell>
          <table:table-cell table:formula="of:=LEN([.B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c8ff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5]&amp;&quot;s/#&quot;&amp;LOWER([.A35])&amp;&quot;/#&quot;&amp;LOWER([.B35])&amp;&quot;/g&quot;&amp;[.C35]&amp;&quot; *.svg&quot;" office:value-type="string" office:string-value="sed -i --follow-symlinks &quot;s/#00c8ff/#13b1d5/g&quot; *.svg" calcext:value-type="string">
            <text:p>sed -i --follow-symlinks "s/#00c8ff/#13b1d5/g" *.svg</text:p>
          </table:table-cell>
          <table:table-cell table:formula="of:=LEN([.B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253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]&amp;&quot;s/#&quot;&amp;LOWER([.A36])&amp;&quot;/#&quot;&amp;LOWER([.B36])&amp;&quot;/g&quot;&amp;[.C36]&amp;&quot; *.svg&quot;" office:value-type="string" office:string-value="sed -i --follow-symlinks &quot;s/#eb253e/#c7484a/g&quot; *.svg" calcext:value-type="string">
            <text:p>sed -i --follow-symlinks "s/#eb253e/#c7484a/g" *.svg</text:p>
          </table:table-cell>
          <table:table-cell table:formula="of:=LEN([.B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8f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7]&amp;&quot;s/#&quot;&amp;LOWER([.A37])&amp;&quot;/#&quot;&amp;LOWER([.B37])&amp;&quot;/g&quot;&amp;[.C37]&amp;&quot; *.svg&quot;" office:value-type="string" office:string-value="sed -i --follow-symlinks &quot;s/#fc8f36/#c7925b/g&quot; *.svg" calcext:value-type="string">
            <text:p>sed -i --follow-symlinks "s/#fc8f36/#c7925b/g" *.svg</text:p>
          </table:table-cell>
          <table:table-cell table:formula="of:=LEN([.B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38]&amp;&quot;s/#&quot;&amp;LOWER([.A38])&amp;&quot;/#&quot;&amp;LOWER([.B38])&amp;&quot;/g&quot;&amp;[.C38]&amp;&quot; *.svg&quot;" office:value-type="string" office:string-value="sed -i --follow-symlinks &quot;s/#888888/#717380/g&quot; *.svg" calcext:value-type="string">
            <text:p>sed -i --follow-symlinks "s/#888888/#717380/g" *.svg</text:p>
          </table:table-cell>
          <table:table-cell table:formula="of:=LEN([.B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5c1ec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9]&amp;&quot;s/#&quot;&amp;LOWER([.A39])&amp;&quot;/#&quot;&amp;LOWER([.B39])&amp;&quot;/g&quot;&amp;[.C39]&amp;&quot; *.svg&quot;" office:value-type="string" office:string-value="sed -i --follow-symlinks &quot;s/#55c1ec/#72bfd0/g&quot; *.svg" calcext:value-type="string">
            <text:p>sed -i --follow-symlinks "s/#55c1ec/#72bfd0/g" *.svg</text:p>
          </table:table-cell>
          <table:table-cell table:formula="of:=LEN([.B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d88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0]&amp;&quot;s/#&quot;&amp;LOWER([.A40])&amp;&quot;/#&quot;&amp;LOWER([.B40])&amp;&quot;/g&quot;&amp;[.C40]&amp;&quot; *.svg&quot;" office:value-type="string" office:string-value="sed -i --follow-symlinks &quot;s/#4d88cf/#6272a4/g&quot; *.svg" calcext:value-type="string">
            <text:p>sed -i --follow-symlinks "s/#4d88cf/#6272a4/g" *.svg</text:p>
          </table:table-cell>
          <table:table-cell table:formula="of:=LEN([.B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0ace8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1]&amp;&quot;s/#&quot;&amp;LOWER([.A41])&amp;&quot;/#&quot;&amp;LOWER([.B41])&amp;&quot;/g&quot;&amp;[.C41]&amp;&quot; *.svg&quot;" office:value-type="string" office:string-value="sed -i --follow-symlinks &quot;s/#40ace8/#13b1d5/g&quot; *.svg" calcext:value-type="string">
            <text:p>sed -i --follow-symlinks "s/#40ace8/#13b1d5/g" *.svg</text:p>
          </table:table-cell>
          <table:table-cell table:formula="of:=LEN([.B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d65c</text:p>
          </table:table-cell>
          <table:table-cell table:style-name="ce1" office:value-type="string" calcext:value-type="string">
            <text:p>bcc373</text:p>
          </table:table-cell>
          <table:table-cell office:value-type="string" calcext:value-type="string">
            <text:p>"</text:p>
          </table:table-cell>
          <table:table-cell table:formula="of:=&quot;sed -i --follow-symlinks &quot;&amp;[.C42]&amp;&quot;s/#&quot;&amp;LOWER([.A42])&amp;&quot;/#&quot;&amp;LOWER([.B42])&amp;&quot;/g&quot;&amp;[.C42]&amp;&quot; *.svg&quot;" office:value-type="string" office:string-value="sed -i --follow-symlinks &quot;s/#fad65c/#bcc373/g&quot; *.svg" calcext:value-type="string">
            <text:p>sed -i --follow-symlinks "s/#fad65c/#bcc373/g" *.svg</text:p>
          </table:table-cell>
          <table:table-cell table:formula="of:=LEN([.B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92429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]&amp;&quot;s/#&quot;&amp;LOWER([.A43])&amp;&quot;/#&quot;&amp;LOWER([.B43])&amp;&quot;/g&quot;&amp;[.C43]&amp;&quot; *.svg&quot;" office:value-type="string" office:string-value="sed -i --follow-symlinks &quot;s/#c92429/#c7484a/g&quot; *.svg" calcext:value-type="string">
            <text:p>sed -i --follow-symlinks "s/#c92429/#c7484a/g" *.svg</text:p>
          </table:table-cell>
          <table:table-cell table:formula="of:=LEN([.B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8a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]&amp;&quot;s/#&quot;&amp;LOWER([.A44])&amp;&quot;/#&quot;&amp;LOWER([.B44])&amp;&quot;/g&quot;&amp;[.C44]&amp;&quot; *.svg&quot;" office:value-type="string" office:string-value="sed -i --follow-symlinks &quot;s/#008a50/#46c66a/g&quot; *.svg" calcext:value-type="string">
            <text:p>sed -i --follow-symlinks "s/#008a50/#46c66a/g" *.svg</text:p>
          </table:table-cell>
          <table:table-cell table:formula="of:=LEN([.B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755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5]&amp;&quot;s/#&quot;&amp;LOWER([.A45])&amp;&quot;/#&quot;&amp;LOWER([.B45])&amp;&quot;/g&quot;&amp;[.C45]&amp;&quot; *.svg&quot;" office:value-type="string" office:string-value="sed -i --follow-symlinks &quot;s/#3f755a/#46c66a/g&quot; *.svg" calcext:value-type="string">
            <text:p>sed -i --follow-symlinks "s/#3f755a/#46c66a/g" *.svg</text:p>
          </table:table-cell>
          <table:table-cell table:formula="of:=LEN([.B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50c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46]&amp;&quot;s/#&quot;&amp;LOWER([.A46])&amp;&quot;/#&quot;&amp;LOWER([.B46])&amp;&quot;/g&quot;&amp;[.C46]&amp;&quot; *.svg&quot;" office:value-type="string" office:string-value="sed -i --follow-symlinks &quot;s/#8e50c7/#9576c5/g&quot; *.svg" calcext:value-type="string">
            <text:p>sed -i --follow-symlinks "s/#8e50c7/#9576c5/g" *.svg</text:p>
          </table:table-cell>
          <table:table-cell table:formula="of:=LEN([.B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4e2b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7]&amp;&quot;s/#&quot;&amp;LOWER([.A47])&amp;&quot;/#&quot;&amp;LOWER([.B47])&amp;&quot;/g&quot;&amp;[.C47]&amp;&quot; *.svg&quot;" office:value-type="string" office:string-value="sed -i --follow-symlinks &quot;s/#e34e2b/#ff5555/g&quot; *.svg" calcext:value-type="string">
            <text:p>sed -i --follow-symlinks "s/#e34e2b/#ff5555/g" *.svg</text:p>
          </table:table-cell>
          <table:table-cell table:formula="of:=LEN([.B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3d1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8]&amp;&quot;s/#&quot;&amp;LOWER([.A48])&amp;&quot;/#&quot;&amp;LOWER([.B48])&amp;&quot;/g&quot;&amp;[.C48]&amp;&quot; *.svg&quot;" office:value-type="string" office:string-value="sed -i --follow-symlinks &quot;s/#813d17/#c7484a/g&quot; *.svg" calcext:value-type="string">
            <text:p>sed -i --follow-symlinks "s/#813d17/#c7484a/g" *.svg</text:p>
          </table:table-cell>
          <table:table-cell table:formula="of:=LEN([.B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6cc5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9]&amp;&quot;s/#&quot;&amp;LOWER([.A49])&amp;&quot;/#&quot;&amp;LOWER([.B49])&amp;&quot;/g&quot;&amp;[.C49]&amp;&quot; *.svg&quot;" office:value-type="string" office:string-value="sed -i --follow-symlinks &quot;s/#56cc56/#46c66a/g&quot; *.svg" calcext:value-type="string">
            <text:p>sed -i --follow-symlinks "s/#56cc56/#46c66a/g" *.svg</text:p>
          </table:table-cell>
          <table:table-cell table:formula="of:=LEN([.B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74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0]&amp;&quot;s/#&quot;&amp;LOWER([.A50])&amp;&quot;/#&quot;&amp;LOWER([.B50])&amp;&quot;/g&quot;&amp;[.C50]&amp;&quot; *.svg&quot;" office:value-type="string" office:string-value="sed -i --follow-symlinks &quot;s/#3374d4/#6272a4/g&quot; *.svg" calcext:value-type="string">
            <text:p>sed -i --follow-symlinks "s/#3374d4/#6272a4/g" *.svg</text:p>
          </table:table-cell>
          <table:table-cell table:formula="of:=LEN([.B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8b72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1]&amp;&quot;s/#&quot;&amp;LOWER([.A51])&amp;&quot;/#&quot;&amp;LOWER([.B51])&amp;&quot;/g&quot;&amp;[.C51]&amp;&quot; *.svg&quot;" office:value-type="string" office:string-value="sed -i --follow-symlinks &quot;s/#68b723/#46c66a/g&quot; *.svg" calcext:value-type="string">
            <text:p>sed -i --follow-symlinks "s/#68b723/#46c66a/g" *.svg</text:p>
          </table:table-cell>
          <table:table-cell table:formula="of:=LEN([.B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6262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52]&amp;&quot;s/#&quot;&amp;LOWER([.A52])&amp;&quot;/#&quot;&amp;LOWER([.B52])&amp;&quot;/g&quot;&amp;[.C52]&amp;&quot; *.svg&quot;" office:value-type="string" office:string-value="sed -i --follow-symlinks &quot;s/#c6262e/#c7484a/g&quot; *.svg" calcext:value-type="string">
            <text:p>sed -i --follow-symlinks "s/#c6262e/#c7484a/g" *.svg</text:p>
          </table:table-cell>
          <table:table-cell table:formula="of:=LEN([.B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689e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3]&amp;&quot;s/#&quot;&amp;LOWER([.A53])&amp;&quot;/#&quot;&amp;LOWER([.B53])&amp;&quot;/g&quot;&amp;[.C53]&amp;&quot; *.svg&quot;" office:value-type="string" office:string-value="sed -i --follow-symlinks &quot;s/#3689e6/#6272a4/g&quot; *.svg" calcext:value-type="string">
            <text:p>sed -i --follow-symlinks "s/#3689e6/#6272a4/g" *.svg</text:p>
          </table:table-cell>
          <table:table-cell table:formula="of:=LEN([.B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4603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54]&amp;&quot;s/#&quot;&amp;LOWER([.A54])&amp;&quot;/#&quot;&amp;LOWER([.B54])&amp;&quot;/g&quot;&amp;[.C54]&amp;&quot; *.svg&quot;" office:value-type="string" office:string-value="sed -i --follow-symlinks &quot;s/#84603e/#c7925b/g&quot; *.svg" calcext:value-type="string">
            <text:p>sed -i --follow-symlinks "s/#84603e/#c7925b/g" *.svg</text:p>
          </table:table-cell>
          <table:table-cell table:formula="of:=LEN([.B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9693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5]&amp;&quot;s/#&quot;&amp;LOWER([.A55])&amp;&quot;/#&quot;&amp;LOWER([.B55])&amp;&quot;/g&quot;&amp;[.C55]&amp;&quot; *.svg&quot;" office:value-type="string" office:string-value="sed -i --follow-symlinks &quot;s/#396939/#46c66a/g&quot; *.svg" calcext:value-type="string">
            <text:p>sed -i --follow-symlinks "s/#396939/#46c66a/g" *.svg</text:p>
          </table:table-cell>
          <table:table-cell table:formula="of:=LEN([.B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5677f</text:p>
          </table:table-cell>
          <table:table-cell table:style-name="ce1" office:value-type="string" calcext:value-type="string">
            <text:p>70b7c8</text:p>
          </table:table-cell>
          <table:table-cell office:value-type="string" calcext:value-type="string">
            <text:p>"</text:p>
          </table:table-cell>
          <table:table-cell table:formula="of:=&quot;sed -i --follow-symlinks &quot;&amp;[.C56]&amp;&quot;s/#&quot;&amp;LOWER([.A56])&amp;&quot;/#&quot;&amp;LOWER([.B56])&amp;&quot;/g&quot;&amp;[.C56]&amp;&quot; *.svg&quot;" office:value-type="string" office:string-value="sed -i --follow-symlinks &quot;s/#35677f/#70b7c8/g&quot; *.svg" calcext:value-type="string">
            <text:p>sed -i --follow-symlinks "s/#35677f/#70b7c8/g" *.svg</text:p>
          </table:table-cell>
          <table:table-cell table:formula="of:=LEN([.B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79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7]&amp;&quot;s/#&quot;&amp;LOWER([.A57])&amp;&quot;/#&quot;&amp;LOWER([.B57])&amp;&quot;/g&quot;&amp;[.C57]&amp;&quot; *.svg&quot;" office:value-type="string" office:string-value="sed -i --follow-symlinks &quot;s/#326796/#6272a4/g&quot; *.svg" calcext:value-type="string">
            <text:p>sed -i --follow-symlinks "s/#326796/#6272a4/g" *.svg</text:p>
          </table:table-cell>
          <table:table-cell table:formula="of:=LEN([.B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8c4b7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58]&amp;&quot;s/#&quot;&amp;LOWER([.A58])&amp;&quot;/#&quot;&amp;LOWER([.B58])&amp;&quot;/g&quot;&amp;[.C58]&amp;&quot; *.svg&quot;" office:value-type="string" office:string-value="sed -i --follow-symlinks &quot;s/#c8c4b7/#cbcccc/g&quot; *.svg" calcext:value-type="string">
            <text:p>sed -i --follow-symlinks "s/#c8c4b7/#cbcccc/g" *.svg</text:p>
          </table:table-cell>
          <table:table-cell table:formula="of:=LEN([.B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d58a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59]&amp;&quot;s/#&quot;&amp;LOWER([.A59])&amp;&quot;/#&quot;&amp;LOWER([.B59])&amp;&quot;/g&quot;&amp;[.C59]&amp;&quot; *.svg&quot;" office:value-type="string" office:string-value="sed -i --follow-symlinks &quot;s/#3d58a5/#515d85/g&quot; *.svg" calcext:value-type="string">
            <text:p>sed -i --follow-symlinks "s/#3d58a5/#515d85/g" *.svg</text:p>
          </table:table-cell>
          <table:table-cell table:formula="of:=LEN([.B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15aa2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60]&amp;&quot;s/#&quot;&amp;LOWER([.A60])&amp;&quot;/#&quot;&amp;LOWER([.B60])&amp;&quot;/g&quot;&amp;[.C60]&amp;&quot; *.svg&quot;" office:value-type="string" office:string-value="sed -i --follow-symlinks &quot;s/#415aa2/#515d85/g&quot; *.svg" calcext:value-type="string">
            <text:p>sed -i --follow-symlinks "s/#415aa2/#515d85/g" *.svg</text:p>
          </table:table-cell>
          <table:table-cell table:formula="of:=LEN([.B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1cd4f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61]&amp;&quot;s/#&quot;&amp;LOWER([.A61])&amp;&quot;/#&quot;&amp;LOWER([.B61])&amp;&quot;/g&quot;&amp;[.C61]&amp;&quot; *.svg&quot;" office:value-type="string" office:string-value="sed -i --follow-symlinks &quot;s/#71cd4f/#46c66a/g&quot; *.svg" calcext:value-type="string">
            <text:p>sed -i --follow-symlinks "s/#71cd4f/#46c66a/g" *.svg</text:p>
          </table:table-cell>
          <table:table-cell table:formula="of:=LEN([.B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acf2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62]&amp;&quot;s/#&quot;&amp;LOWER([.A62])&amp;&quot;/#&quot;&amp;LOWER([.B62])&amp;&quot;/g&quot;&amp;[.C62]&amp;&quot; *.svg&quot;" office:value-type="string" office:string-value="sed -i --follow-symlinks &quot;s/#2bacf2/#13b1d5/g&quot; *.svg" calcext:value-type="string">
            <text:p>sed -i --follow-symlinks "s/#2bacf2/#13b1d5/g" *.svg</text:p>
          </table:table-cell>
          <table:table-cell table:formula="of:=LEN([.B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7d07d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63]&amp;&quot;s/#&quot;&amp;LOWER([.A63])&amp;&quot;/#&quot;&amp;LOWER([.B63])&amp;&quot;/g&quot;&amp;[.C63]&amp;&quot; *.svg&quot;" office:value-type="string" office:string-value="sed -i --follow-symlinks &quot;s/#87d07d/#50fa7b/g&quot; *.svg" calcext:value-type="string">
            <text:p>sed -i --follow-symlinks "s/#87d07d/#50fa7b/g" *.svg</text:p>
          </table:table-cell>
          <table:table-cell table:formula="of:=LEN([.B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8144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64]&amp;&quot;s/#&quot;&amp;LOWER([.A64])&amp;&quot;/#&quot;&amp;LOWER([.B64])&amp;&quot;/g&quot;&amp;[.C64]&amp;&quot; *.svg&quot;" office:value-type="string" office:string-value="sed -i --follow-symlinks &quot;s/#f38144/#c7925b/g&quot; *.svg" calcext:value-type="string">
            <text:p>sed -i --follow-symlinks "s/#f38144/#c7925b/g" *.svg</text:p>
          </table:table-cell>
          <table:table-cell table:formula="of:=LEN([.B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f76e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5]&amp;&quot;s/#&quot;&amp;LOWER([.A65])&amp;&quot;/#&quot;&amp;LOWER([.B65])&amp;&quot;/g&quot;&amp;[.C65]&amp;&quot; *.svg&quot;" office:value-type="string" office:string-value="sed -i --follow-symlinks &quot;s/#8f76e4/#7b7bbd/g&quot; *.svg" calcext:value-type="string">
            <text:p>sed -i --follow-symlinks "s/#8f76e4/#7b7bbd/g" *.svg</text:p>
          </table:table-cell>
          <table:table-cell table:formula="of:=LEN([.B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329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66]&amp;&quot;s/#&quot;&amp;LOWER([.A66])&amp;&quot;/#&quot;&amp;LOWER([.B66])&amp;&quot;/g&quot;&amp;[.C66]&amp;&quot; *.svg&quot;" office:value-type="string" office:string-value="sed -i --follow-symlinks &quot;s/#f37329/#fd7e7c/g&quot; *.svg" calcext:value-type="string">
            <text:p>sed -i --follow-symlinks "s/#f37329/#fd7e7c/g" *.svg</text:p>
          </table:table-cell>
          <table:table-cell table:formula="of:=LEN([.B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75c0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67]&amp;&quot;s/#&quot;&amp;LOWER([.A67])&amp;&quot;/#&quot;&amp;LOWER([.B67])&amp;&quot;/g&quot;&amp;[.C67]&amp;&quot; *.svg&quot;" office:value-type="string" office:string-value="sed -i --follow-symlinks &quot;s/#8175c0/#9576c5/g&quot; *.svg" calcext:value-type="string">
            <text:p>sed -i --follow-symlinks "s/#8175c0/#9576c5/g" *.svg</text:p>
          </table:table-cell>
          <table:table-cell table:formula="of:=LEN([.B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c3183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8]&amp;&quot;s/#&quot;&amp;LOWER([.A68])&amp;&quot;/#&quot;&amp;LOWER([.B68])&amp;&quot;/g&quot;&amp;[.C68]&amp;&quot; *.svg&quot;" office:value-type="string" office:string-value="sed -i --follow-symlinks &quot;s/#5c3183/#7b7bbd/g&quot; *.svg" calcext:value-type="string">
            <text:p>sed -i --follow-symlinks "s/#5c3183/#7b7bbd/g" *.svg</text:p>
          </table:table-cell>
          <table:table-cell table:formula="of:=LEN([.B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69d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69]&amp;&quot;s/#&quot;&amp;LOWER([.A69])&amp;&quot;/#&quot;&amp;LOWER([.B69])&amp;&quot;/g&quot;&amp;[.C69]&amp;&quot; *.svg&quot;" office:value-type="string" office:string-value="sed -i --follow-symlinks &quot;s/#a469d8/#c7639f/g&quot; *.svg" calcext:value-type="string">
            <text:p>sed -i --follow-symlinks "s/#a469d8/#c7639f/g" *.svg</text:p>
          </table:table-cell>
          <table:table-cell table:formula="of:=LEN([.B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0]&amp;&quot;s/#&quot;&amp;LOWER([.A70])&amp;&quot;/#&quot;&amp;LOWER([.B70])&amp;&quot;/g&quot;&amp;[.C70]&amp;&quot; *.svg&quot;" office:value-type="string" office:string-value="sed -i --follow-symlinks &quot;s/#333333/#282a36/g&quot; *.svg" calcext:value-type="string">
            <text:p>sed -i --follow-symlinks "s/#333333/#282a36/g" *.svg</text:p>
          </table:table-cell>
          <table:table-cell table:formula="of:=LEN([.B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9dd5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1]&amp;&quot;s/#&quot;&amp;LOWER([.A71])&amp;&quot;/#&quot;&amp;LOWER([.B71])&amp;&quot;/g&quot;&amp;[.C71]&amp;&quot; *.svg&quot;" office:value-type="string" office:string-value="sed -i --follow-symlinks &quot;s/#59dd59/#46c66a/g&quot; *.svg" calcext:value-type="string">
            <text:p>sed -i --follow-symlinks "s/#59dd59/#46c66a/g" *.svg</text:p>
          </table:table-cell>
          <table:table-cell table:formula="of:=LEN([.B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996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72]&amp;&quot;s/#&quot;&amp;LOWER([.A72])&amp;&quot;/#&quot;&amp;LOWER([.B72])&amp;&quot;/g&quot;&amp;[.C72]&amp;&quot; *.svg&quot;" office:value-type="string" office:string-value="sed -i --follow-symlinks &quot;s/#de9966/#c7925b/g&quot; *.svg" calcext:value-type="string">
            <text:p>sed -i --follow-symlinks "s/#de9966/#c7925b/g" *.svg</text:p>
          </table:table-cell>
          <table:table-cell table:formula="of:=LEN([.B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85879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73]&amp;&quot;s/#&quot;&amp;LOWER([.A73])&amp;&quot;/#&quot;&amp;LOWER([.B73])&amp;&quot;/g&quot;&amp;[.C73]&amp;&quot; *.svg&quot;" office:value-type="string" office:string-value="sed -i --follow-symlinks &quot;s/#f85879/#fd99d1/g&quot; *.svg" calcext:value-type="string">
            <text:p>sed -i --follow-symlinks "s/#f85879/#fd99d1/g" *.svg</text:p>
          </table:table-cell>
          <table:table-cell table:formula="of:=LEN([.B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075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74]&amp;&quot;s/#&quot;&amp;LOWER([.A74])&amp;&quot;/#&quot;&amp;LOWER([.B74])&amp;&quot;/g&quot;&amp;[.C74]&amp;&quot; *.svg&quot;" office:value-type="string" office:string-value="sed -i --follow-symlinks &quot;s/#d70751/#c7639f/g&quot; *.svg" calcext:value-type="string">
            <text:p>sed -i --follow-symlinks "s/#d70751/#c7639f/g" *.svg</text:p>
          </table:table-cell>
          <table:table-cell table:formula="of:=LEN([.B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0d34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5]&amp;&quot;s/#&quot;&amp;LOWER([.A75])&amp;&quot;/#&quot;&amp;LOWER([.B75])&amp;&quot;/g&quot;&amp;[.C75]&amp;&quot; *.svg&quot;" office:value-type="string" office:string-value="sed -i --follow-symlinks &quot;s/#90d344/#46c66a/g&quot; *.svg" calcext:value-type="string">
            <text:p>sed -i --follow-symlinks "s/#90d344/#46c66a/g" *.svg</text:p>
          </table:table-cell>
          <table:table-cell table:formula="of:=LEN([.B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c3135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6]&amp;&quot;s/#&quot;&amp;LOWER([.A76])&amp;&quot;/#&quot;&amp;LOWER([.B76])&amp;&quot;/g&quot;&amp;[.C76]&amp;&quot; *.svg&quot;" office:value-type="string" office:string-value="sed -i --follow-symlinks &quot;s/#2c3135/#282a36/g&quot; *.svg" calcext:value-type="string">
            <text:p>sed -i --follow-symlinks "s/#2c3135/#282a36/g" *.svg</text:p>
          </table:table-cell>
          <table:table-cell table:formula="of:=LEN([.B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ee0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7]&amp;&quot;s/#&quot;&amp;LOWER([.A77])&amp;&quot;/#&quot;&amp;LOWER([.B77])&amp;&quot;/g&quot;&amp;[.C77]&amp;&quot; *.svg&quot;" office:value-type="string" office:string-value="sed -i --follow-symlinks &quot;s/#5ee05e/#46c66a/g&quot; *.svg" calcext:value-type="string">
            <text:p>sed -i --follow-symlinks "s/#5ee05e/#46c66a/g" *.svg</text:p>
          </table:table-cell>
          <table:table-cell table:formula="of:=LEN([.B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ad85d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8]&amp;&quot;s/#&quot;&amp;LOWER([.A78])&amp;&quot;/#&quot;&amp;LOWER([.B78])&amp;&quot;/g&quot;&amp;[.C78]&amp;&quot; *.svg&quot;" office:value-type="string" office:string-value="sed -i --follow-symlinks &quot;s/#5ad85d/#46c66a/g&quot; *.svg" calcext:value-type="string">
            <text:p>sed -i --follow-symlinks "s/#5ad85d/#46c66a/g" *.svg</text:p>
          </table:table-cell>
          <table:table-cell table:formula="of:=LEN([.B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ce3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79]&amp;&quot;s/#&quot;&amp;LOWER([.A79])&amp;&quot;/#&quot;&amp;LOWER([.B79])&amp;&quot;/g&quot;&amp;[.C79]&amp;&quot; *.svg&quot;" office:value-type="string" office:string-value="sed -i --follow-symlinks &quot;s/#ffce3d/#ffb86c/g&quot; *.svg" calcext:value-type="string">
            <text:p>sed -i --follow-symlinks "s/#ffce3d/#ffb86c/g" *.svg</text:p>
          </table:table-cell>
          <table:table-cell table:formula="of:=LEN([.B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84c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0]&amp;&quot;s/#&quot;&amp;LOWER([.A80])&amp;&quot;/#&quot;&amp;LOWER([.B80])&amp;&quot;/g&quot;&amp;[.C80]&amp;&quot; *.svg&quot;" office:value-type="string" office:string-value="sed -i --follow-symlinks &quot;s/#ff584c/#ff5555/g&quot; *.svg" calcext:value-type="string">
            <text:p>sed -i --follow-symlinks "s/#ff584c/#ff5555/g" *.svg</text:p>
          </table:table-cell>
          <table:table-cell table:formula="of:=LEN([.B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87fe7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81]&amp;&quot;s/#&quot;&amp;LOWER([.A81])&amp;&quot;/#&quot;&amp;LOWER([.B81])&amp;&quot;/g&quot;&amp;[.C81]&amp;&quot; *.svg&quot;" office:value-type="string" office:string-value="sed -i --follow-symlinks &quot;s/#387fe7/#6272a4/g&quot; *.svg" calcext:value-type="string">
            <text:p>sed -i --follow-symlinks "s/#387fe7/#6272a4/g" *.svg</text:p>
          </table:table-cell>
          <table:table-cell table:formula="of:=LEN([.B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66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82]&amp;&quot;s/#&quot;&amp;LOWER([.A82])&amp;&quot;/#&quot;&amp;LOWER([.B82])&amp;&quot;/g&quot;&amp;[.C82]&amp;&quot; *.svg&quot;" office:value-type="string" office:string-value="sed -i --follow-symlinks &quot;s/#f76628/#c7484a/g&quot; *.svg" calcext:value-type="string">
            <text:p>sed -i --follow-symlinks "s/#f76628/#c7484a/g" *.svg</text:p>
          </table:table-cell>
          <table:table-cell table:formula="of:=LEN([.B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83]&amp;&quot;s/#&quot;&amp;LOWER([.A83])&amp;&quot;/#&quot;&amp;LOWER([.B83])&amp;&quot;/g&quot;&amp;[.C83]&amp;&quot; *.svg&quot;" office:value-type="string" office:string-value="sed -i --follow-symlinks &quot;s/#999999/#9ea0a6/g&quot; *.svg" calcext:value-type="string">
            <text:p>sed -i --follow-symlinks "s/#999999/#9ea0a6/g" *.svg</text:p>
          </table:table-cell>
          <table:table-cell table:formula="of:=LEN([.B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fdde9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84]&amp;&quot;s/#&quot;&amp;LOWER([.A84])&amp;&quot;/#&quot;&amp;LOWER([.B84])&amp;&quot;/g&quot;&amp;[.C84]&amp;&quot; *.svg&quot;" office:value-type="string" office:string-value="sed -i --follow-symlinks &quot;s/#afdde9/#a6edfa/g&quot; *.svg" calcext:value-type="string">
            <text:p>sed -i --follow-symlinks "s/#afdde9/#a6edfa/g" *.svg</text:p>
          </table:table-cell>
          <table:table-cell table:formula="of:=LEN([.B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a9d4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85]&amp;&quot;s/#&quot;&amp;LOWER([.A85])&amp;&quot;/#&quot;&amp;LOWER([.B85])&amp;&quot;/g&quot;&amp;[.C85]&amp;&quot; *.svg&quot;" office:value-type="string" office:string-value="sed -i --follow-symlinks &quot;s/#3a9d4a/#46c66a/g&quot; *.svg" calcext:value-type="string">
            <text:p>sed -i --follow-symlinks "s/#3a9d4a/#46c66a/g" *.svg</text:p>
          </table:table-cell>
          <table:table-cell table:formula="of:=LEN([.B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5450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6]&amp;&quot;s/#&quot;&amp;LOWER([.A86])&amp;&quot;/#&quot;&amp;LOWER([.B86])&amp;&quot;/g&quot;&amp;[.C86]&amp;&quot; *.svg&quot;" office:value-type="string" office:string-value="sed -i --follow-symlinks &quot;s/#f35450/#ff5555/g&quot; *.svg" calcext:value-type="string">
            <text:p>sed -i --follow-symlinks "s/#f35450/#ff5555/g" *.svg</text:p>
          </table:table-cell>
          <table:table-cell table:formula="of:=LEN([.B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ec21a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87]&amp;&quot;s/#&quot;&amp;LOWER([.A87])&amp;&quot;/#&quot;&amp;LOWER([.B87])&amp;&quot;/g&quot;&amp;[.C87]&amp;&quot; *.svg&quot;" office:value-type="string" office:string-value="sed -i --follow-symlinks &quot;s/#fec21a/#c7925b/g&quot; *.svg" calcext:value-type="string">
            <text:p>sed -i --follow-symlinks "s/#fec21a/#c7925b/g" *.svg</text:p>
          </table:table-cell>
          <table:table-cell table:formula="of:=LEN([.B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3163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88]&amp;&quot;s/#&quot;&amp;LOWER([.A88])&amp;&quot;/#&quot;&amp;LOWER([.B88])&amp;&quot;/g&quot;&amp;[.C88]&amp;&quot; *.svg&quot;" office:value-type="string" office:string-value="sed -i --follow-symlinks &quot;s/#f63163/#c7639f/g&quot; *.svg" calcext:value-type="string">
            <text:p>sed -i --follow-symlinks "s/#f63163/#c7639f/g" *.svg</text:p>
          </table:table-cell>
          <table:table-cell table:formula="of:=LEN([.B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f594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9]&amp;&quot;s/#&quot;&amp;LOWER([.A89])&amp;&quot;/#&quot;&amp;LOWER([.B89])&amp;&quot;/g&quot;&amp;[.C89]&amp;&quot; *.svg&quot;" office:value-type="string" office:string-value="sed -i --follow-symlinks &quot;s/#df5943/#ff5555/g&quot; *.svg" calcext:value-type="string">
            <text:p>sed -i --follow-symlinks "s/#df5943/#ff5555/g" *.svg</text:p>
          </table:table-cell>
          <table:table-cell table:formula="of:=LEN([.B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9230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90]&amp;&quot;s/#&quot;&amp;LOWER([.A90])&amp;&quot;/#&quot;&amp;LOWER([.B90])&amp;&quot;/g&quot;&amp;[.C90]&amp;&quot; *.svg&quot;" office:value-type="string" office:string-value="sed -i --follow-symlinks &quot;s/#ff9230/#ffb86c/g&quot; *.svg" calcext:value-type="string">
            <text:p>sed -i --follow-symlinks "s/#ff9230/#ffb86c/g" *.svg</text:p>
          </table:table-cell>
          <table:table-cell table:formula="of:=LEN([.B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542c2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91]&amp;&quot;s/#&quot;&amp;LOWER([.A91])&amp;&quot;/#&quot;&amp;LOWER([.B91])&amp;&quot;/g&quot;&amp;[.C91]&amp;&quot; *.svg&quot;" office:value-type="string" office:string-value="sed -i --follow-symlinks &quot;s/#8542c2/#9576c5/g&quot; *.svg" calcext:value-type="string">
            <text:p>sed -i --follow-symlinks "s/#8542c2/#9576c5/g" *.svg</text:p>
          </table:table-cell>
          <table:table-cell table:formula="of:=LEN([.B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8623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2]&amp;&quot;s/#&quot;&amp;LOWER([.A92])&amp;&quot;/#&quot;&amp;LOWER([.B92])&amp;&quot;/g&quot;&amp;[.C92]&amp;&quot; *.svg&quot;" office:value-type="string" office:string-value="sed -i --follow-symlinks &quot;s/#986230/#c7925b/g&quot; *.svg" calcext:value-type="string">
            <text:p>sed -i --follow-symlinks "s/#986230/#c7925b/g" *.svg</text:p>
          </table:table-cell>
          <table:table-cell table:formula="of:=LEN([.B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a42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3]&amp;&quot;s/#&quot;&amp;LOWER([.A93])&amp;&quot;/#&quot;&amp;LOWER([.B93])&amp;&quot;/g&quot;&amp;[.C93]&amp;&quot; *.svg&quot;" office:value-type="string" office:string-value="sed -i --follow-symlinks &quot;s/#f7a42d/#c7925b/g&quot; *.svg" calcext:value-type="string">
            <text:p>sed -i --follow-symlinks "s/#f7a42d/#c7925b/g" *.svg</text:p>
          </table:table-cell>
          <table:table-cell table:formula="of:=LEN([.B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525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4]&amp;&quot;s/#&quot;&amp;LOWER([.A94])&amp;&quot;/#&quot;&amp;LOWER([.B94])&amp;&quot;/g&quot;&amp;[.C94]&amp;&quot; *.svg&quot;" office:value-type="string" office:string-value="sed -i --follow-symlinks &quot;s/#f65252/#ff5555/g&quot; *.svg" calcext:value-type="string">
            <text:p>sed -i --follow-symlinks "s/#f65252/#ff5555/g" *.svg</text:p>
          </table:table-cell>
          <table:table-cell table:formula="of:=LEN([.B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facf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95]&amp;&quot;s/#&quot;&amp;LOWER([.A95])&amp;&quot;/#&quot;&amp;LOWER([.B95])&amp;&quot;/g&quot;&amp;[.C95]&amp;&quot; *.svg&quot;" office:value-type="string" office:string-value="sed -i --follow-symlinks &quot;s/#1facf5/#13b1d5/g&quot; *.svg" calcext:value-type="string">
            <text:p>sed -i --follow-symlinks "s/#1facf5/#13b1d5/g" *.svg</text:p>
          </table:table-cell>
          <table:table-cell table:formula="of:=LEN([.B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4b2d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6]&amp;&quot;s/#&quot;&amp;LOWER([.A96])&amp;&quot;/#&quot;&amp;LOWER([.B96])&amp;&quot;/g&quot;&amp;[.C96]&amp;&quot; *.svg&quot;" office:value-type="string" office:string-value="sed -i --follow-symlinks &quot;s/#fa4b2d/#ff5555/g&quot; *.svg" calcext:value-type="string">
            <text:p>sed -i --follow-symlinks "s/#fa4b2d/#ff5555/g" *.svg</text:p>
          </table:table-cell>
          <table:table-cell table:formula="of:=LEN([.B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97]&amp;&quot;s/#&quot;&amp;LOWER([.A97])&amp;&quot;/#&quot;&amp;LOWER([.B97])&amp;&quot;/g&quot;&amp;[.C97]&amp;&quot; *.svg&quot;" office:value-type="string" office:string-value="sed -i --follow-symlinks &quot;s/#999/#9ea0a6/g&quot; *.svg" calcext:value-type="string">
            <text:p>sed -i --follow-symlinks "s/#999/#9ea0a6/g" *.svg</text:p>
          </table:table-cell>
          <table:table-cell table:formula="of:=LEN([.B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98]&amp;&quot;s/#&quot;&amp;LOWER([.A98])&amp;&quot;/#&quot;&amp;LOWER([.B98])&amp;&quot;/g&quot;&amp;[.C98]&amp;&quot; *.svg&quot;" office:value-type="string" office:string-value="sed -i --follow-symlinks &quot;s/#333/#282a36/g&quot; *.svg" calcext:value-type="string">
            <text:p>sed -i --follow-symlinks "s/#333/#282a36/g" *.svg</text:p>
          </table:table-cell>
          <table:table-cell table:formula="of:=LEN([.B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99]&amp;&quot;s/#&quot;&amp;LOWER([.A99])&amp;&quot;/#&quot;&amp;LOWER([.B99])&amp;&quot;/g&quot;&amp;[.C99]&amp;&quot; *.svg&quot;" office:value-type="string" office:string-value="sed -i --follow-symlinks &quot;s/#888/#717380/g&quot; *.svg" calcext:value-type="string">
            <text:p>sed -i --follow-symlinks "s/#888/#717380/g" *.svg</text:p>
          </table:table-cell>
          <table:table-cell table:formula="of:=LEN([.B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6e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0]&amp;&quot;s/#&quot;&amp;LOWER([.A100])&amp;&quot;/#&quot;&amp;LOWER([.B100])&amp;&quot;/g&quot;&amp;[.C100]&amp;&quot; *.svg&quot;" office:value-type="string" office:string-value="sed -i --follow-symlinks &quot;s/#37a6e6/#13b1d5/g&quot; *.svg" calcext:value-type="string">
            <text:p>sed -i --follow-symlinks "s/#37a6e6/#13b1d5/g" *.svg</text:p>
          </table:table-cell>
          <table:table-cell table:formula="of:=LEN([.B1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606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1]&amp;&quot;s/#&quot;&amp;LOWER([.A101])&amp;&quot;/#&quot;&amp;LOWER([.B101])&amp;&quot;/g&quot;&amp;[.C101]&amp;&quot; *.svg&quot;" office:value-type="string" office:string-value="sed -i --follow-symlinks &quot;s/#f46062/#ff5555/g&quot; *.svg" calcext:value-type="string">
            <text:p>sed -i --follow-symlinks "s/#f46062/#ff5555/g" *.svg</text:p>
          </table:table-cell>
          <table:table-cell table:formula="of:=LEN([.B1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1db51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02]&amp;&quot;s/#&quot;&amp;LOWER([.A102])&amp;&quot;/#&quot;&amp;LOWER([.B102])&amp;&quot;/g&quot;&amp;[.C102]&amp;&quot; *.svg&quot;" office:value-type="string" office:string-value="sed -i --follow-symlinks &quot;s/#51db51/#46c66a/g&quot; *.svg" calcext:value-type="string">
            <text:p>sed -i --follow-symlinks "s/#51db51/#46c66a/g" *.svg</text:p>
          </table:table-cell>
          <table:table-cell table:formula="of:=LEN([.B1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463a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03]&amp;&quot;s/#&quot;&amp;LOWER([.A103])&amp;&quot;/#&quot;&amp;LOWER([.B103])&amp;&quot;/g&quot;&amp;[.C103]&amp;&quot; *.svg&quot;" office:value-type="string" office:string-value="sed -i --follow-symlinks &quot;s/#1463a5/#6272a4/g&quot; *.svg" calcext:value-type="string">
            <text:p>sed -i --follow-symlinks "s/#1463a5/#6272a4/g" *.svg</text:p>
          </table:table-cell>
          <table:table-cell table:formula="of:=LEN([.B1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4c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4]&amp;&quot;s/#&quot;&amp;LOWER([.A104])&amp;&quot;/#&quot;&amp;LOWER([.B104])&amp;&quot;/g&quot;&amp;[.C104]&amp;&quot; *.svg&quot;" office:value-type="string" office:string-value="sed -i --follow-symlinks &quot;s/#8b4cc4/#9576c5/g&quot; *.svg" calcext:value-type="string">
            <text:p>sed -i --follow-symlinks "s/#8b4cc4/#9576c5/g" *.svg</text:p>
          </table:table-cell>
          <table:table-cell table:formula="of:=LEN([.B1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253c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05]&amp;&quot;s/#&quot;&amp;LOWER([.A105])&amp;&quot;/#&quot;&amp;LOWER([.B105])&amp;&quot;/g&quot;&amp;[.C105]&amp;&quot; *.svg&quot;" office:value-type="string" office:string-value="sed -i --follow-symlinks &quot;s/#d253c8/#c7639f/g&quot; *.svg" calcext:value-type="string">
            <text:p>sed -i --follow-symlinks "s/#d253c8/#c7639f/g" *.svg</text:p>
          </table:table-cell>
          <table:table-cell table:formula="of:=LEN([.B1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197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6]&amp;&quot;s/#&quot;&amp;LOWER([.A106])&amp;&quot;/#&quot;&amp;LOWER([.B106])&amp;&quot;/g&quot;&amp;[.C106]&amp;&quot; *.svg&quot;" office:value-type="string" office:string-value="sed -i --follow-symlinks &quot;s/#326197/#515d85/g&quot; *.svg" calcext:value-type="string">
            <text:p>sed -i --follow-symlinks "s/#326197/#515d85/g" *.svg</text:p>
          </table:table-cell>
          <table:table-cell table:formula="of:=LEN([.B1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6a5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07]&amp;&quot;s/#&quot;&amp;LOWER([.A107])&amp;&quot;/#&quot;&amp;LOWER([.B107])&amp;&quot;/g&quot;&amp;[.C107]&amp;&quot; *.svg&quot;" office:value-type="string" office:string-value="sed -i --follow-symlinks &quot;s/#fa6a5d/#fd7e7c/g&quot; *.svg" calcext:value-type="string">
            <text:p>sed -i --follow-symlinks "s/#fa6a5d/#fd7e7c/g" *.svg</text:p>
          </table:table-cell>
          <table:table-cell table:formula="of:=LEN([.B1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95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8]&amp;&quot;s/#&quot;&amp;LOWER([.A108])&amp;&quot;/#&quot;&amp;LOWER([.B108])&amp;&quot;/g&quot;&amp;[.C108]&amp;&quot; *.svg&quot;" office:value-type="string" office:string-value="sed -i --follow-symlinks &quot;s/#ff5959/#ff5555/g&quot; *.svg" calcext:value-type="string">
            <text:p>sed -i --follow-symlinks "s/#ff5959/#ff5555/g" *.svg</text:p>
          </table:table-cell>
          <table:table-cell table:formula="of:=LEN([.B1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80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09]&amp;&quot;s/#&quot;&amp;LOWER([.A109])&amp;&quot;/#&quot;&amp;LOWER([.B109])&amp;&quot;/g&quot;&amp;[.C109]&amp;&quot; *.svg&quot;" office:value-type="string" office:string-value="sed -i --follow-symlinks &quot;s/#f5980c/#c7925b/g&quot; *.svg" calcext:value-type="string">
            <text:p>sed -i --follow-symlinks "s/#f5980c/#c7925b/g" *.svg</text:p>
          </table:table-cell>
          <table:table-cell table:formula="of:=LEN([.B1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90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0]&amp;&quot;s/#&quot;&amp;LOWER([.A110])&amp;&quot;/#&quot;&amp;LOWER([.B110])&amp;&quot;/g&quot;&amp;[.C110]&amp;&quot; *.svg&quot;" office:value-type="string" office:string-value="sed -i --follow-symlinks &quot;s/#f5990e/#c7925b/g&quot; *.svg" calcext:value-type="string">
            <text:p>sed -i --follow-symlinks "s/#f5990e/#c7925b/g" *.svg</text:p>
          </table:table-cell>
          <table:table-cell table:formula="of:=LEN([.B1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1]&amp;&quot;s/#&quot;&amp;LOWER([.A111])&amp;&quot;/#&quot;&amp;LOWER([.B111])&amp;&quot;/g&quot;&amp;[.C111]&amp;&quot; *.svg&quot;" office:value-type="string" office:string-value="sed -i --follow-symlinks &quot;s/#3b549d/#515d85/g&quot; *.svg" calcext:value-type="string">
            <text:p>sed -i --follow-symlinks "s/#3b549d/#515d85/g" *.svg</text:p>
          </table:table-cell>
          <table:table-cell table:formula="of:=LEN([.B1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643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2]&amp;&quot;s/#&quot;&amp;LOWER([.A112])&amp;&quot;/#&quot;&amp;LOWER([.B112])&amp;&quot;/g&quot;&amp;[.C112]&amp;&quot; *.svg&quot;" office:value-type="string" office:string-value="sed -i --follow-symlinks &quot;s/#ff7643/#c7925b/g&quot; *.svg" calcext:value-type="string">
            <text:p>sed -i --follow-symlinks "s/#ff7643/#c7925b/g" *.svg</text:p>
          </table:table-cell>
          <table:table-cell table:formula="of:=LEN([.B1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e8087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13]&amp;&quot;s/#&quot;&amp;LOWER([.A113])&amp;&quot;/#&quot;&amp;LOWER([.B113])&amp;&quot;/g&quot;&amp;[.C113]&amp;&quot; *.svg&quot;" office:value-type="string" office:string-value="sed -i --follow-symlinks &quot;s/#7e8087/#717380/g&quot; *.svg" calcext:value-type="string">
            <text:p>sed -i --follow-symlinks "s/#7e8087/#717380/g" *.svg</text:p>
          </table:table-cell>
          <table:table-cell table:formula="of:=LEN([.B1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616a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4]&amp;&quot;s/#&quot;&amp;LOWER([.A114])&amp;&quot;/#&quot;&amp;LOWER([.B114])&amp;&quot;/g&quot;&amp;[.C114]&amp;&quot; *.svg&quot;" office:value-type="string" office:string-value="sed -i --follow-symlinks &quot;s/#d7616a/#fd7e7c/g&quot; *.svg" calcext:value-type="string">
            <text:p>sed -i --follow-symlinks "s/#d7616a/#fd7e7c/g" *.svg</text:p>
          </table:table-cell>
          <table:table-cell table:formula="of:=LEN([.B1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73625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5]&amp;&quot;s/#&quot;&amp;LOWER([.A115])&amp;&quot;/#&quot;&amp;LOWER([.B115])&amp;&quot;/g&quot;&amp;[.C115]&amp;&quot; *.svg&quot;" office:value-type="string" office:string-value="sed -i --follow-symlinks &quot;s/#e73625/#c7484a/g&quot; *.svg" calcext:value-type="string">
            <text:p>sed -i --follow-symlinks "s/#e73625/#c7484a/g" *.svg</text:p>
          </table:table-cell>
          <table:table-cell table:formula="of:=LEN([.B1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f392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6]&amp;&quot;s/#&quot;&amp;LOWER([.A116])&amp;&quot;/#&quot;&amp;LOWER([.B116])&amp;&quot;/g&quot;&amp;[.C116]&amp;&quot; *.svg&quot;" office:value-type="string" office:string-value="sed -i --follow-symlinks &quot;s/#9f392d/#c7484a/g&quot; *.svg" calcext:value-type="string">
            <text:p>sed -i --follow-symlinks "s/#9f392d/#c7484a/g" *.svg</text:p>
          </table:table-cell>
          <table:table-cell table:formula="of:=LEN([.B1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7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7]&amp;&quot;s/#&quot;&amp;LOWER([.A117])&amp;&quot;/#&quot;&amp;LOWER([.B117])&amp;&quot;/g&quot;&amp;[.C117]&amp;&quot; *.svg&quot;" office:value-type="string" office:string-value="sed -i --follow-symlinks &quot;s/#37a7e5/#13b1d5/g&quot; *.svg" calcext:value-type="string">
            <text:p>sed -i --follow-symlinks "s/#37a7e5/#13b1d5/g" *.svg</text:p>
          </table:table-cell>
          <table:table-cell table:formula="of:=LEN([.B1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090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8]&amp;&quot;s/#&quot;&amp;LOWER([.A118])&amp;&quot;/#&quot;&amp;LOWER([.B118])&amp;&quot;/g&quot;&amp;[.C118]&amp;&quot; *.svg&quot;" office:value-type="string" office:string-value="sed -i --follow-symlinks &quot;s/#f09020/#c7925b/g&quot; *.svg" calcext:value-type="string">
            <text:p>sed -i --follow-symlinks "s/#f09020/#c7925b/g" *.svg</text:p>
          </table:table-cell>
          <table:table-cell table:formula="of:=LEN([.B1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ad51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9]&amp;&quot;s/#&quot;&amp;LOWER([.A119])&amp;&quot;/#&quot;&amp;LOWER([.B119])&amp;&quot;/g&quot;&amp;[.C119]&amp;&quot; *.svg&quot;" office:value-type="string" office:string-value="sed -i --follow-symlinks &quot;s/#ebad51/#ffb86c/g&quot; *.svg" calcext:value-type="string">
            <text:p>sed -i --follow-symlinks "s/#ebad51/#ffb86c/g" *.svg</text:p>
          </table:table-cell>
          <table:table-cell table:formula="of:=LEN([.B1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52c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0]&amp;&quot;s/#&quot;&amp;LOWER([.A120])&amp;&quot;/#&quot;&amp;LOWER([.B120])&amp;&quot;/g&quot;&amp;[.C120]&amp;&quot; *.svg&quot;" office:value-type="string" office:string-value="sed -i --follow-symlinks &quot;s/#5252c5/#515d85/g&quot; *.svg" calcext:value-type="string">
            <text:p>sed -i --follow-symlinks "s/#5252c5/#515d85/g" *.svg</text:p>
          </table:table-cell>
          <table:table-cell table:formula="of:=LEN([.B1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577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21]&amp;&quot;s/#&quot;&amp;LOWER([.A121])&amp;&quot;/#&quot;&amp;LOWER([.B121])&amp;&quot;/g&quot;&amp;[.C121]&amp;&quot; *.svg&quot;" office:value-type="string" office:string-value="sed -i --follow-symlinks &quot;s/#eb577a/#c7639f/g&quot; *.svg" calcext:value-type="string">
            <text:p>sed -i --follow-symlinks "s/#eb577a/#c7639f/g" *.svg</text:p>
          </table:table-cell>
          <table:table-cell table:formula="of:=LEN([.B1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a84c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22]&amp;&quot;s/#&quot;&amp;LOWER([.A122])&amp;&quot;/#&quot;&amp;LOWER([.B122])&amp;&quot;/g&quot;&amp;[.C122]&amp;&quot; *.svg&quot;" office:value-type="string" office:string-value="sed -i --follow-symlinks &quot;s/#ffa84c/#ffb86c/g&quot; *.svg" calcext:value-type="string">
            <text:p>sed -i --follow-symlinks "s/#ffa84c/#ffb86c/g" *.svg</text:p>
          </table:table-cell>
          <table:table-cell table:formula="of:=LEN([.B1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d7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23]&amp;&quot;s/#&quot;&amp;LOWER([.A123])&amp;&quot;/#&quot;&amp;LOWER([.B123])&amp;&quot;/g&quot;&amp;[.C123]&amp;&quot; *.svg&quot;" office:value-type="string" office:string-value="sed -i --follow-symlinks &quot;s/#88d75e/#46c66a/g&quot; *.svg" calcext:value-type="string">
            <text:p>sed -i --follow-symlinks "s/#88d75e/#46c66a/g" *.svg</text:p>
          </table:table-cell>
          <table:table-cell table:formula="of:=LEN([.B1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4]&amp;&quot;s/#&quot;&amp;LOWER([.A124])&amp;&quot;/#&quot;&amp;LOWER([.B124])&amp;&quot;/g&quot;&amp;[.C124]&amp;&quot; *.svg&quot;" office:value-type="string" office:string-value="sed -i --follow-symlinks &quot;s/#666666/#717380/g&quot; *.svg" calcext:value-type="string">
            <text:p>sed -i --follow-symlinks "s/#666666/#717380/g" *.svg</text:p>
          </table:table-cell>
          <table:table-cell table:formula="of:=LEN([.B1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5]&amp;&quot;s/#&quot;&amp;LOWER([.A125])&amp;&quot;/#&quot;&amp;LOWER([.B125])&amp;&quot;/g&quot;&amp;[.C125]&amp;&quot; *.svg&quot;" office:value-type="string" office:string-value="sed -i --follow-symlinks &quot;s/#666/#717380/g&quot; *.svg" calcext:value-type="string">
            <text:p>sed -i --follow-symlinks "s/#666/#717380/g" *.svg</text:p>
          </table:table-cell>
          <table:table-cell table:formula="of:=LEN([.B1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4f1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6]&amp;&quot;s/#&quot;&amp;LOWER([.A126])&amp;&quot;/#&quot;&amp;LOWER([.B126])&amp;&quot;/g&quot;&amp;[.C126]&amp;&quot; *.svg&quot;" office:value-type="string" office:string-value="sed -i --follow-symlinks &quot;s/#f34f17/#ff5555/g&quot; *.svg" calcext:value-type="string">
            <text:p>sed -i --follow-symlinks "s/#f34f17/#ff5555/g" *.svg</text:p>
          </table:table-cell>
          <table:table-cell table:formula="of:=LEN([.B1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c59d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7]&amp;&quot;s/#&quot;&amp;LOWER([.A127])&amp;&quot;/#&quot;&amp;LOWER([.B127])&amp;&quot;/g&quot;&amp;[.C127]&amp;&quot; *.svg&quot;" office:value-type="string" office:string-value="sed -i --follow-symlinks &quot;s/#8c59d9/#9576c5/g&quot; *.svg" calcext:value-type="string">
            <text:p>sed -i --follow-symlinks "s/#8c59d9/#9576c5/g" *.svg</text:p>
          </table:table-cell>
          <table:table-cell table:formula="of:=LEN([.B1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b7bbd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8]&amp;&quot;s/#&quot;&amp;LOWER([.A128])&amp;&quot;/#&quot;&amp;LOWER([.B128])&amp;&quot;/g&quot;&amp;[.C128]&amp;&quot; *.svg&quot;" office:value-type="string" office:string-value="sed -i --follow-symlinks &quot;s/#7b7bbd/#6272a4/g&quot; *.svg" calcext:value-type="string">
            <text:p>sed -i --follow-symlinks "s/#7b7bbd/#6272a4/g" *.svg</text:p>
          </table:table-cell>
          <table:table-cell table:formula="of:=LEN([.B1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097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9]&amp;&quot;s/#&quot;&amp;LOWER([.A129])&amp;&quot;/#&quot;&amp;LOWER([.B129])&amp;&quot;/g&quot;&amp;[.C129]&amp;&quot; *.svg&quot;" office:value-type="string" office:string-value="sed -i --follow-symlinks &quot;s/#3097f4/#6272a4/g&quot; *.svg" calcext:value-type="string">
            <text:p>sed -i --follow-symlinks "s/#3097f4/#6272a4/g" *.svg</text:p>
          </table:table-cell>
          <table:table-cell table:formula="of:=LEN([.B1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e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30]&amp;&quot;s/#&quot;&amp;LOWER([.A130])&amp;&quot;/#&quot;&amp;LOWER([.B130])&amp;&quot;/g&quot;&amp;[.C130]&amp;&quot; *.svg&quot;" office:value-type="string" office:string-value="sed -i --follow-symlinks &quot;s/#3b549e/#515d85/g&quot; *.svg" calcext:value-type="string">
            <text:p>sed -i --follow-symlinks "s/#3b549e/#515d85/g" *.svg</text:p>
          </table:table-cell>
          <table:table-cell table:formula="of:=LEN([.B1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7614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1]&amp;&quot;s/#&quot;&amp;LOWER([.A131])&amp;&quot;/#&quot;&amp;LOWER([.B131])&amp;&quot;/g&quot;&amp;[.C131]&amp;&quot; *.svg&quot;" office:value-type="string" office:string-value="sed -i --follow-symlinks &quot;s/#67614f/#c7925b/g&quot; *.svg" calcext:value-type="string">
            <text:p>sed -i --follow-symlinks "s/#67614f/#c7925b/g" *.svg</text:p>
          </table:table-cell>
          <table:table-cell table:formula="of:=LEN([.B13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7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132]&amp;&quot;s/#&quot;&amp;LOWER([.A132])&amp;&quot;/#&quot;&amp;LOWER([.B132])&amp;&quot;/g&quot;&amp;[.C132]&amp;&quot; *.svg&quot;" office:value-type="string" office:string-value="sed -i --follow-symlinks &quot;s/#7f7fff/#7b7bbd/g&quot; *.svg" calcext:value-type="string">
            <text:p>sed -i --follow-symlinks "s/#7f7fff/#7b7bbd/g" *.svg</text:p>
          </table:table-cell>
          <table:table-cell table:formula="of:=LEN([.B13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f9f9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33]&amp;&quot;s/#&quot;&amp;LOWER([.A133])&amp;&quot;/#&quot;&amp;LOWER([.B133])&amp;&quot;/g&quot;&amp;[.C133]&amp;&quot; *.svg&quot;" office:value-type="string" office:string-value="sed -i --follow-symlinks &quot;s/#f9f9f9/#f8f8f2/g&quot; *.svg" calcext:value-type="string">
            <text:p>sed -i --follow-symlinks "s/#f9f9f9/#f8f8f2/g" *.svg</text:p>
          </table:table-cell>
          <table:table-cell table:formula="of:=LEN([.B1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138b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4]&amp;&quot;s/#&quot;&amp;LOWER([.A134])&amp;&quot;/#&quot;&amp;LOWER([.B134])&amp;&quot;/g&quot;&amp;[.C134]&amp;&quot; *.svg&quot;" office:value-type="string" office:string-value="sed -i --follow-symlinks &quot;s/#b138b4/#c7639f/g&quot; *.svg" calcext:value-type="string">
            <text:p>sed -i --follow-symlinks "s/#b138b4/#c7639f/g" *.svg</text:p>
          </table:table-cell>
          <table:table-cell table:formula="of:=LEN([.B1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c85e9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135]&amp;&quot;s/#&quot;&amp;LOWER([.A135])&amp;&quot;/#&quot;&amp;LOWER([.B135])&amp;&quot;/g&quot;&amp;[.C135]&amp;&quot; *.svg&quot;" office:value-type="string" office:string-value="sed -i --follow-symlinks &quot;s/#dc85e9/#ff79c6/g&quot; *.svg" calcext:value-type="string">
            <text:p>sed -i --follow-symlinks "s/#dc85e9/#ff79c6/g" *.svg</text:p>
          </table:table-cell>
          <table:table-cell table:formula="of:=LEN([.B1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a14a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6]&amp;&quot;s/#&quot;&amp;LOWER([.A136])&amp;&quot;/#&quot;&amp;LOWER([.B136])&amp;&quot;/g&quot;&amp;[.C136]&amp;&quot; *.svg&quot;" office:value-type="string" office:string-value="sed -i --follow-symlinks &quot;s/#9a14aa/#c7639f/g&quot; *.svg" calcext:value-type="string">
            <text:p>sed -i --follow-symlinks "s/#9a14aa/#c7639f/g" *.svg</text:p>
          </table:table-cell>
          <table:table-cell table:formula="of:=LEN([.B1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175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7]&amp;&quot;s/#&quot;&amp;LOWER([.A137])&amp;&quot;/#&quot;&amp;LOWER([.B137])&amp;&quot;/g&quot;&amp;[.C137]&amp;&quot; *.svg&quot;" office:value-type="string" office:string-value="sed -i --follow-symlinks &quot;s/#d17520/#c7925b/g&quot; *.svg" calcext:value-type="string">
            <text:p>sed -i --follow-symlinks "s/#d17520/#c7925b/g" *.svg</text:p>
          </table:table-cell>
          <table:table-cell table:formula="of:=LEN([.B1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d254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8]&amp;&quot;s/#&quot;&amp;LOWER([.A138])&amp;&quot;/#&quot;&amp;LOWER([.B138])&amp;&quot;/g&quot;&amp;[.C138]&amp;&quot; *.svg&quot;" office:value-type="string" office:string-value="sed -i --follow-symlinks &quot;s/#f9d254/#f1fa8c/g&quot; *.svg" calcext:value-type="string">
            <text:p>sed -i --follow-symlinks "s/#f9d254/#f1fa8c/g" *.svg</text:p>
          </table:table-cell>
          <table:table-cell table:formula="of:=LEN([.B1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bfaf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9]&amp;&quot;s/#&quot;&amp;LOWER([.A139])&amp;&quot;/#&quot;&amp;LOWER([.B139])&amp;&quot;/g&quot;&amp;[.C139]&amp;&quot; *.svg&quot;" office:value-type="string" office:string-value="sed -i --follow-symlinks &quot;s/#f7bfaf/#fd7e7c/g&quot; *.svg" calcext:value-type="string">
            <text:p>sed -i --follow-symlinks "s/#f7bfaf/#fd7e7c/g" *.svg</text:p>
          </table:table-cell>
          <table:table-cell table:formula="of:=LEN([.B1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39d1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0]&amp;&quot;s/#&quot;&amp;LOWER([.A140])&amp;&quot;/#&quot;&amp;LOWER([.B140])&amp;&quot;/g&quot;&amp;[.C140]&amp;&quot; *.svg&quot;" office:value-type="string" office:string-value="sed -i --follow-symlinks &quot;s/#d39d1d/#c7925b/g&quot; *.svg" calcext:value-type="string">
            <text:p>sed -i --follow-symlinks "s/#d39d1d/#c7925b/g" *.svg</text:p>
          </table:table-cell>
          <table:table-cell table:formula="of:=LEN([.B1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ef290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41]&amp;&quot;s/#&quot;&amp;LOWER([.A141])&amp;&quot;/#&quot;&amp;LOWER([.B141])&amp;&quot;/g&quot;&amp;[.C141]&amp;&quot; *.svg&quot;" office:value-type="string" office:string-value="sed -i --follow-symlinks &quot;s/#9ef290/#7afa99/g&quot; *.svg" calcext:value-type="string">
            <text:p>sed -i --follow-symlinks "s/#9ef290/#7afa99/g" *.svg</text:p>
          </table:table-cell>
          <table:table-cell table:formula="of:=LEN([.B1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b5b5b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2]&amp;&quot;s/#&quot;&amp;LOWER([.A142])&amp;&quot;/#&quot;&amp;LOWER([.B142])&amp;&quot;/g&quot;&amp;[.C142]&amp;&quot; *.svg&quot;" office:value-type="string" office:string-value="sed -i --follow-symlinks &quot;s/#5b5b5b/#44475a/g&quot; *.svg" calcext:value-type="string">
            <text:p>sed -i --follow-symlinks "s/#5b5b5b/#44475a/g" *.svg</text:p>
          </table:table-cell>
          <table:table-cell table:formula="of:=LEN([.B1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3]&amp;&quot;s/#&quot;&amp;LOWER([.A143])&amp;&quot;/#&quot;&amp;LOWER([.B143])&amp;&quot;/g&quot;&amp;[.C143]&amp;&quot; *.svg&quot;" office:value-type="string" office:string-value="sed -i --follow-symlinks &quot;s/#cccccc/#cbcccc/g&quot; *.svg" calcext:value-type="string">
            <text:p>sed -i --follow-symlinks "s/#cccccc/#cbcccc/g" *.svg</text:p>
          </table:table-cell>
          <table:table-cell table:formula="of:=LEN([.B1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4]&amp;&quot;s/#&quot;&amp;LOWER([.A144])&amp;&quot;/#&quot;&amp;LOWER([.B144])&amp;&quot;/g&quot;&amp;[.C144]&amp;&quot; *.svg&quot;" office:value-type="string" office:string-value="sed -i --follow-symlinks &quot;s/#ccc/#cbcccc/g&quot; *.svg" calcext:value-type="string">
            <text:p>sed -i --follow-symlinks "s/#ccc/#cbcccc/g" *.svg</text:p>
          </table:table-cell>
          <table:table-cell table:formula="of:=LEN([.B1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f2f2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45]&amp;&quot;s/#&quot;&amp;LOWER([.A145])&amp;&quot;/#&quot;&amp;LOWER([.B145])&amp;&quot;/g&quot;&amp;[.C145]&amp;&quot; *.svg&quot;" office:value-type="string" office:string-value="sed -i --follow-symlinks &quot;s/#f2f2f2/#f8f8f2/g&quot; *.svg" calcext:value-type="string">
            <text:p>sed -i --follow-symlinks "s/#f2f2f2/#f8f8f2/g" *.svg</text:p>
          </table:table-cell>
          <table:table-cell table:formula="of:=LEN([.B1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68583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46]&amp;&quot;s/#&quot;&amp;LOWER([.A146])&amp;&quot;/#&quot;&amp;LOWER([.B146])&amp;&quot;/g&quot;&amp;[.C146]&amp;&quot; *.svg&quot;" office:value-type="string" office:string-value="sed -i --follow-symlinks &quot;s/#868583/#717380/g&quot; *.svg" calcext:value-type="string">
            <text:p>sed -i --follow-symlinks "s/#868583/#717380/g" *.svg</text:p>
          </table:table-cell>
          <table:table-cell table:formula="of:=LEN([.B1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c99e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47]&amp;&quot;s/#&quot;&amp;LOWER([.A147])&amp;&quot;/#&quot;&amp;LOWER([.B147])&amp;&quot;/g&quot;&amp;[.C147]&amp;&quot; *.svg&quot;" office:value-type="string" office:string-value="sed -i --follow-symlinks &quot;s/#1c99e0/#13b1d5/g&quot; *.svg" calcext:value-type="string">
            <text:p>sed -i --follow-symlinks "s/#1c99e0/#13b1d5/g" *.svg</text:p>
          </table:table-cell>
          <table:table-cell table:formula="of:=LEN([.B1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d450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8]&amp;&quot;s/#&quot;&amp;LOWER([.A148])&amp;&quot;/#&quot;&amp;LOWER([.B148])&amp;&quot;/g&quot;&amp;[.C148]&amp;&quot; *.svg&quot;" office:value-type="string" office:string-value="sed -i --follow-symlinks &quot;s/#ad450d/#c7484a/g&quot; *.svg" calcext:value-type="string">
            <text:p>sed -i --follow-symlinks "s/#ad450d/#c7484a/g" *.svg</text:p>
          </table:table-cell>
          <table:table-cell table:formula="of:=LEN([.B1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a440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9]&amp;&quot;s/#&quot;&amp;LOWER([.A149])&amp;&quot;/#&quot;&amp;LOWER([.B149])&amp;&quot;/g&quot;&amp;[.C149]&amp;&quot; *.svg&quot;" office:value-type="string" office:string-value="sed -i --follow-symlinks &quot;s/#aa4400/#c7925b/g&quot; *.svg" calcext:value-type="string">
            <text:p>sed -i --follow-symlinks "s/#aa4400/#c7925b/g" *.svg</text:p>
          </table:table-cell>
          <table:table-cell table:formula="of:=LEN([.B1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f2a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50]&amp;&quot;s/#&quot;&amp;LOWER([.A150])&amp;&quot;/#&quot;&amp;LOWER([.B150])&amp;&quot;/g&quot;&amp;[.C150]&amp;&quot; *.svg&quot;" office:value-type="string" office:string-value="sed -i --follow-symlinks &quot;s/#ff7f2a/#ffb86c/g&quot; *.svg" calcext:value-type="string">
            <text:p>sed -i --follow-symlinks "s/#ff7f2a/#ffb86c/g" *.svg</text:p>
          </table:table-cell>
          <table:table-cell table:formula="of:=LEN([.B1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51]&amp;&quot;s/#&quot;&amp;LOWER([.A151])&amp;&quot;/#&quot;&amp;LOWER([.B151])&amp;&quot;/g&quot;&amp;[.C151]&amp;&quot; *.svg&quot;" office:value-type="string" office:string-value="sed -i --follow-symlinks &quot;s/#a40/#c7925b/g&quot; *.svg" calcext:value-type="string">
            <text:p>sed -i --follow-symlinks "s/#a40/#c7925b/g" *.svg</text:p>
          </table:table-cell>
          <table:table-cell table:formula="of:=LEN([.B1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78d1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2]&amp;&quot;s/#&quot;&amp;LOWER([.A152])&amp;&quot;/#&quot;&amp;LOWER([.B152])&amp;&quot;/g&quot;&amp;[.C152]&amp;&quot; *.svg&quot;" office:value-type="string" office:string-value="sed -i --follow-symlinks &quot;s/#278d14/#46c66a/g&quot; *.svg" calcext:value-type="string">
            <text:p>sed -i --follow-symlinks "s/#278d14/#46c66a/g" *.svg</text:p>
          </table:table-cell>
          <table:table-cell table:formula="of:=LEN([.B1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799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3]&amp;&quot;s/#&quot;&amp;LOWER([.A153])&amp;&quot;/#&quot;&amp;LOWER([.B153])&amp;&quot;/g&quot;&amp;[.C153]&amp;&quot; *.svg&quot;" office:value-type="string" office:string-value="sed -i --follow-symlinks &quot;s/#179903/#46c66a/g&quot; *.svg" calcext:value-type="string">
            <text:p>sed -i --follow-symlinks "s/#179903/#46c66a/g" *.svg</text:p>
          </table:table-cell>
          <table:table-cell table:formula="of:=LEN([.B1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2e8ac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54]&amp;&quot;s/#&quot;&amp;LOWER([.A154])&amp;&quot;/#&quot;&amp;LOWER([.B154])&amp;&quot;/g&quot;&amp;[.C154]&amp;&quot; *.svg&quot;" office:value-type="string" office:string-value="sed -i --follow-symlinks &quot;s/#b2e8ac/#7afa99/g&quot; *.svg" calcext:value-type="string">
            <text:p>sed -i --follow-symlinks "s/#b2e8ac/#7afa99/g" *.svg</text:p>
          </table:table-cell>
          <table:table-cell table:formula="of:=LEN([.B1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36fa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5]&amp;&quot;s/#&quot;&amp;LOWER([.A155])&amp;&quot;/#&quot;&amp;LOWER([.B155])&amp;&quot;/g&quot;&amp;[.C155]&amp;&quot; *.svg&quot;" office:value-type="string" office:string-value="sed -i --follow-symlinks &quot;s/#036fad/#515d85/g&quot; *.svg" calcext:value-type="string">
            <text:p>sed -i --follow-symlinks "s/#036fad/#515d85/g" *.svg</text:p>
          </table:table-cell>
          <table:table-cell table:formula="of:=LEN([.B1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d8cb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6]&amp;&quot;s/#&quot;&amp;LOWER([.A156])&amp;&quot;/#&quot;&amp;LOWER([.B156])&amp;&quot;/g&quot;&amp;[.C156]&amp;&quot; *.svg&quot;" office:value-type="string" office:string-value="sed -i --follow-symlinks &quot;s/#1d8cbf/#168daa/g&quot; *.svg" calcext:value-type="string">
            <text:p>sed -i --follow-symlinks "s/#1d8cbf/#168daa/g" *.svg</text:p>
          </table:table-cell>
          <table:table-cell table:formula="of:=LEN([.B1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49bd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7]&amp;&quot;s/#&quot;&amp;LOWER([.A157])&amp;&quot;/#&quot;&amp;LOWER([.B157])&amp;&quot;/g&quot;&amp;[.C157]&amp;&quot; *.svg&quot;" office:value-type="string" office:string-value="sed -i --follow-symlinks &quot;s/#249bd0/#13b1d5/g&quot; *.svg" calcext:value-type="string">
            <text:p>sed -i --follow-symlinks "s/#249bd0/#13b1d5/g" *.svg</text:p>
          </table:table-cell>
          <table:table-cell table:formula="of:=LEN([.B1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cef3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158]&amp;&quot;s/#&quot;&amp;LOWER([.A158])&amp;&quot;/#&quot;&amp;LOWER([.B158])&amp;&quot;/g&quot;&amp;[.C158]&amp;&quot; *.svg&quot;" office:value-type="string" office:string-value="sed -i --follow-symlinks &quot;s/#8bcef3/#8be9fd/g&quot; *.svg" calcext:value-type="string">
            <text:p>sed -i --follow-symlinks "s/#8bcef3/#8be9fd/g" *.svg</text:p>
          </table:table-cell>
          <table:table-cell table:formula="of:=LEN([.B1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8a2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9]&amp;&quot;s/#&quot;&amp;LOWER([.A159])&amp;&quot;/#&quot;&amp;LOWER([.B159])&amp;&quot;/g&quot;&amp;[.C159]&amp;&quot; *.svg&quot;" office:value-type="string" office:string-value="sed -i --follow-symlinks &quot;s/#18a203/#46c66a/g&quot; *.svg" calcext:value-type="string">
            <text:p>sed -i --follow-symlinks "s/#18a203/#46c66a/g" *.svg</text:p>
          </table:table-cell>
          <table:table-cell table:formula="of:=LEN([.B1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41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0]&amp;&quot;s/#&quot;&amp;LOWER([.A160])&amp;&quot;/#&quot;&amp;LOWER([.B160])&amp;&quot;/g&quot;&amp;[.C160]&amp;&quot; *.svg&quot;" office:value-type="string" office:string-value="sed -i --follow-symlinks &quot;s/#ffd441/#f1fa8c/g&quot; *.svg" calcext:value-type="string">
            <text:p>sed -i --follow-symlinks "s/#ffd441/#f1fa8c/g" *.svg</text:p>
          </table:table-cell>
          <table:table-cell table:formula="of:=LEN([.B1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35353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1]&amp;&quot;s/#&quot;&amp;LOWER([.A161])&amp;&quot;/#&quot;&amp;LOWER([.B161])&amp;&quot;/g&quot;&amp;[.C161]&amp;&quot; *.svg&quot;" office:value-type="string" office:string-value="sed -i --follow-symlinks &quot;s/#535353/#44475a/g&quot; *.svg" calcext:value-type="string">
            <text:p>sed -i --follow-symlinks "s/#535353/#44475a/g" *.svg</text:p>
          </table:table-cell>
          <table:table-cell table:formula="of:=LEN([.B1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bd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2]&amp;&quot;s/#&quot;&amp;LOWER([.A162])&amp;&quot;/#&quot;&amp;LOWER([.B162])&amp;&quot;/g&quot;&amp;[.C162]&amp;&quot; *.svg&quot;" office:value-type="string" office:string-value="sed -i --follow-symlinks &quot;s/#219bd6/#13b1d5/g&quot; *.svg" calcext:value-type="string">
            <text:p>sed -i --follow-symlinks "s/#219bd6/#13b1d5/g" *.svg</text:p>
          </table:table-cell>
          <table:table-cell table:formula="of:=LEN([.B1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6ea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3]&amp;&quot;s/#&quot;&amp;LOWER([.A163])&amp;&quot;/#&quot;&amp;LOWER([.B163])&amp;&quot;/g&quot;&amp;[.C163]&amp;&quot; *.svg&quot;" office:value-type="string" office:string-value="sed -i --follow-symlinks &quot;s/#006eac/#168daa/g&quot; *.svg" calcext:value-type="string">
            <text:p>sed -i --follow-symlinks "s/#006eac/#168daa/g" *.svg</text:p>
          </table:table-cell>
          <table:table-cell table:formula="of:=LEN([.B1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0dcff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4]&amp;&quot;s/#&quot;&amp;LOWER([.A164])&amp;&quot;/#&quot;&amp;LOWER([.B164])&amp;&quot;/g&quot;&amp;[.C164]&amp;&quot; *.svg&quot;" office:value-type="string" office:string-value="sed -i --follow-symlinks &quot;s/#a0dcff/#4cc3dc/g&quot; *.svg" calcext:value-type="string">
            <text:p>sed -i --follow-symlinks "s/#a0dcff/#4cc3dc/g" *.svg</text:p>
          </table:table-cell>
          <table:table-cell table:formula="of:=LEN([.B1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e6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65]&amp;&quot;s/#&quot;&amp;LOWER([.A165])&amp;&quot;/#&quot;&amp;LOWER([.B165])&amp;&quot;/g&quot;&amp;[.C165]&amp;&quot; *.svg&quot;" office:value-type="string" office:string-value="sed -i --follow-symlinks &quot;s/#f62e61/#c7639f/g&quot; *.svg" calcext:value-type="string">
            <text:p>sed -i --follow-symlinks "s/#f62e61/#c7639f/g" *.svg</text:p>
          </table:table-cell>
          <table:table-cell table:formula="of:=LEN([.B1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d4e1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66]&amp;&quot;s/#&quot;&amp;LOWER([.A166])&amp;&quot;/#&quot;&amp;LOWER([.B166])&amp;&quot;/g&quot;&amp;[.C166]&amp;&quot; *.svg&quot;" office:value-type="string" office:string-value="sed -i --follow-symlinks &quot;s/#fcd4e1/#fd99d1/g&quot; *.svg" calcext:value-type="string">
            <text:p>sed -i --follow-symlinks "s/#fcd4e1/#fd99d1/g" *.svg</text:p>
          </table:table-cell>
          <table:table-cell table:formula="of:=LEN([.B1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ac4f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7]&amp;&quot;s/#&quot;&amp;LOWER([.A167])&amp;&quot;/#&quot;&amp;LOWER([.B167])&amp;&quot;/g&quot;&amp;[.C167]&amp;&quot; *.svg&quot;" office:value-type="string" office:string-value="sed -i --follow-symlinks &quot;s/#0ac4f0/#13b1d5/g&quot; *.svg" calcext:value-type="string">
            <text:p>sed -i --follow-symlinks "s/#0ac4f0/#13b1d5/g" *.svg</text:p>
          </table:table-cell>
          <table:table-cell table:formula="of:=LEN([.B1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ded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8]&amp;&quot;s/#&quot;&amp;LOWER([.A168])&amp;&quot;/#&quot;&amp;LOWER([.B168])&amp;&quot;/g&quot;&amp;[.C168]&amp;&quot; *.svg&quot;" office:value-type="string" office:string-value="sed -i --follow-symlinks &quot;s/#bdedfb/#a6edfa/g&quot; *.svg" calcext:value-type="string">
            <text:p>sed -i --follow-symlinks "s/#bdedfb/#a6edfa/g" *.svg</text:p>
          </table:table-cell>
          <table:table-cell table:formula="of:=LEN([.B1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f8fe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9]&amp;&quot;s/#&quot;&amp;LOWER([.A169])&amp;&quot;/#&quot;&amp;LOWER([.B169])&amp;&quot;/g&quot;&amp;[.C169]&amp;&quot; *.svg&quot;" office:value-type="string" office:string-value="sed -i --follow-symlinks &quot;s/#def8fe/#a6edfa/g&quot; *.svg" calcext:value-type="string">
            <text:p>sed -i --follow-symlinks "s/#def8fe/#a6edfa/g" *.svg</text:p>
          </table:table-cell>
          <table:table-cell table:formula="of:=LEN([.B1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defef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70]&amp;&quot;s/#&quot;&amp;LOWER([.A170])&amp;&quot;/#&quot;&amp;LOWER([.B170])&amp;&quot;/g&quot;&amp;[.C170]&amp;&quot; *.svg&quot;" office:value-type="string" office:string-value="sed -i --follow-symlinks &quot;s/#fdefef/#fd99d1/g&quot; *.svg" calcext:value-type="string">
            <text:p>sed -i --follow-symlinks "s/#fdefef/#fd99d1/g" *.svg</text:p>
          </table:table-cell>
          <table:table-cell table:formula="of:=LEN([.B1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94e2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1]&amp;&quot;s/#&quot;&amp;LOWER([.A171])&amp;&quot;/#&quot;&amp;LOWER([.B171])&amp;&quot;/g&quot;&amp;[.C171]&amp;&quot; *.svg&quot;" office:value-type="string" office:string-value="sed -i --follow-symlinks &quot;s/#5294e2/#6272a4/g&quot; *.svg" calcext:value-type="string">
            <text:p>sed -i --follow-symlinks "s/#5294e2/#6272a4/g" *.svg</text:p>
          </table:table-cell>
          <table:table-cell table:formula="of:=LEN([.B1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ca973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2]&amp;&quot;s/#&quot;&amp;LOWER([.A172])&amp;&quot;/#&quot;&amp;LOWER([.B172])&amp;&quot;/g&quot;&amp;[.C172]&amp;&quot; *.svg&quot;" office:value-type="string" office:string-value="sed -i --follow-symlinks &quot;s/#eca973/#ffb86c/g&quot; *.svg" calcext:value-type="string">
            <text:p>sed -i --follow-symlinks "s/#eca973/#ffb86c/g" *.svg</text:p>
          </table:table-cell>
          <table:table-cell table:formula="of:=LEN([.B1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8a4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73]&amp;&quot;s/#&quot;&amp;LOWER([.A173])&amp;&quot;/#&quot;&amp;LOWER([.B173])&amp;&quot;/g&quot;&amp;[.C173]&amp;&quot; *.svg&quot;" office:value-type="string" office:string-value="sed -i --follow-symlinks &quot;s/#d78a4d/#c7925b/g&quot; *.svg" calcext:value-type="string">
            <text:p>sed -i --follow-symlinks "s/#d78a4d/#c7925b/g" *.svg</text:p>
          </table:table-cell>
          <table:table-cell table:formula="of:=LEN([.B1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3a0d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4]&amp;&quot;s/#&quot;&amp;LOWER([.A174])&amp;&quot;/#&quot;&amp;LOWER([.B174])&amp;&quot;/g&quot;&amp;[.C174]&amp;&quot; *.svg&quot;" office:value-type="string" office:string-value="sed -i --follow-symlinks &quot;s/#43a0df/#13b1d5/g&quot; *.svg" calcext:value-type="string">
            <text:p>sed -i --follow-symlinks "s/#43a0df/#13b1d5/g" *.svg</text:p>
          </table:table-cell>
          <table:table-cell table:formula="of:=LEN([.B1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884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5]&amp;&quot;s/#&quot;&amp;LOWER([.A175])&amp;&quot;/#&quot;&amp;LOWER([.B175])&amp;&quot;/g&quot;&amp;[.C175]&amp;&quot; *.svg&quot;" office:value-type="string" office:string-value="sed -i --follow-symlinks &quot;s/#5884f4/#6272a4/g&quot; *.svg" calcext:value-type="string">
            <text:p>sed -i --follow-symlinks "s/#5884f4/#6272a4/g" *.svg</text:p>
          </table:table-cell>
          <table:table-cell table:formula="of:=LEN([.B1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d7fc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6]&amp;&quot;s/#&quot;&amp;LOWER([.A176])&amp;&quot;/#&quot;&amp;LOWER([.B176])&amp;&quot;/g&quot;&amp;[.C176]&amp;&quot; *.svg&quot;" office:value-type="string" office:string-value="sed -i --follow-symlinks &quot;s/#66d7fc/#4cc3dc/g&quot; *.svg" calcext:value-type="string">
            <text:p>sed -i --follow-symlinks "s/#66d7fc/#4cc3dc/g" *.svg</text:p>
          </table:table-cell>
          <table:table-cell table:formula="of:=LEN([.B1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34db8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7]&amp;&quot;s/#&quot;&amp;LOWER([.A177])&amp;&quot;/#&quot;&amp;LOWER([.B177])&amp;&quot;/g&quot;&amp;[.C177]&amp;&quot; *.svg&quot;" office:value-type="string" office:string-value="sed -i --follow-symlinks &quot;s/#234db8/#515d85/g&quot; *.svg" calcext:value-type="string">
            <text:p>sed -i --follow-symlinks "s/#234db8/#515d85/g" *.svg</text:p>
          </table:table-cell>
          <table:table-cell table:formula="of:=LEN([.B1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55a6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8]&amp;&quot;s/#&quot;&amp;LOWER([.A178])&amp;&quot;/#&quot;&amp;LOWER([.B178])&amp;&quot;/g&quot;&amp;[.C178]&amp;&quot; *.svg&quot;" office:value-type="string" office:string-value="sed -i --follow-symlinks &quot;s/#455a64/#44475a/g&quot; *.svg" calcext:value-type="string">
            <text:p>sed -i --follow-symlinks "s/#455a64/#44475a/g" *.svg</text:p>
          </table:table-cell>
          <table:table-cell table:formula="of:=LEN([.B1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7ac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9]&amp;&quot;s/#&quot;&amp;LOWER([.A179])&amp;&quot;/#&quot;&amp;LOWER([.B179])&amp;&quot;/g&quot;&amp;[.C179]&amp;&quot; *.svg&quot;" office:value-type="string" office:string-value="sed -i --follow-symlinks &quot;s/#007acc/#168daa/g&quot; *.svg" calcext:value-type="string">
            <text:p>sed -i --follow-symlinks "s/#007acc/#168daa/g" *.svg</text:p>
          </table:table-cell>
          <table:table-cell table:formula="of:=LEN([.B1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b72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0]&amp;&quot;s/#&quot;&amp;LOWER([.A180])&amp;&quot;/#&quot;&amp;LOWER([.B180])&amp;&quot;/g&quot;&amp;[.C180]&amp;&quot; *.svg&quot;" office:value-type="string" office:string-value="sed -i --follow-symlinks &quot;s/#f9b72b/#ffb86c/g&quot; *.svg" calcext:value-type="string">
            <text:p>sed -i --follow-symlinks "s/#f9b72b/#ffb86c/g" *.svg</text:p>
          </table:table-cell>
          <table:table-cell table:formula="of:=LEN([.B1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a97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1]&amp;&quot;s/#&quot;&amp;LOWER([.A181])&amp;&quot;/#&quot;&amp;LOWER([.B181])&amp;&quot;/g&quot;&amp;[.C181]&amp;&quot; *.svg&quot;" office:value-type="string" office:string-value="sed -i --follow-symlinks &quot;s/#46aa97/#46c66a/g&quot; *.svg" calcext:value-type="string">
            <text:p>sed -i --follow-symlinks "s/#46aa97/#46c66a/g" *.svg</text:p>
          </table:table-cell>
          <table:table-cell table:formula="of:=LEN([.B1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00310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2]&amp;&quot;s/#&quot;&amp;LOWER([.A182])&amp;&quot;/#&quot;&amp;LOWER([.B182])&amp;&quot;/g&quot;&amp;[.C182]&amp;&quot; *.svg&quot;" office:value-type="string" office:string-value="sed -i --follow-symlinks &quot;s/#d00310/#c7484a/g&quot; *.svg" calcext:value-type="string">
            <text:p>sed -i --follow-symlinks "s/#d00310/#c7484a/g" *.svg</text:p>
          </table:table-cell>
          <table:table-cell table:formula="of:=LEN([.B1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f5fdd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3]&amp;&quot;s/#&quot;&amp;LOWER([.A183])&amp;&quot;/#&quot;&amp;LOWER([.B183])&amp;&quot;/g&quot;&amp;[.C183]&amp;&quot; *.svg&quot;" office:value-type="string" office:string-value="sed -i --follow-symlinks &quot;s/#2f5fdd/#168daa/g&quot; *.svg" calcext:value-type="string">
            <text:p>sed -i --follow-symlinks "s/#2f5fdd/#168daa/g" *.svg</text:p>
          </table:table-cell>
          <table:table-cell table:formula="of:=LEN([.B1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2aab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84]&amp;&quot;s/#&quot;&amp;LOWER([.A184])&amp;&quot;/#&quot;&amp;LOWER([.B184])&amp;&quot;/g&quot;&amp;[.C184]&amp;&quot; *.svg&quot;" office:value-type="string" office:string-value="sed -i --follow-symlinks &quot;s/#a2aab9/#9ea0a6/g&quot; *.svg" calcext:value-type="string">
            <text:p>sed -i --follow-symlinks "s/#a2aab9/#9ea0a6/g" *.svg</text:p>
          </table:table-cell>
          <table:table-cell table:formula="of:=LEN([.B1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d56b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5]&amp;&quot;s/#&quot;&amp;LOWER([.A185])&amp;&quot;/#&quot;&amp;LOWER([.B185])&amp;&quot;/g&quot;&amp;[.C185]&amp;&quot; *.svg&quot;" office:value-type="string" office:string-value="sed -i --follow-symlinks &quot;s/#abd56b/#46c66a/g&quot; *.svg" calcext:value-type="string">
            <text:p>sed -i --follow-symlinks "s/#abd56b/#46c66a/g" *.svg</text:p>
          </table:table-cell>
          <table:table-cell table:formula="of:=LEN([.B1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fb458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6]&amp;&quot;s/#&quot;&amp;LOWER([.A186])&amp;&quot;/#&quot;&amp;LOWER([.B186])&amp;&quot;/g&quot;&amp;[.C186]&amp;&quot; *.svg&quot;" office:value-type="string" office:string-value="sed -i --follow-symlinks &quot;s/#efb458/#ffb86c/g&quot; *.svg" calcext:value-type="string">
            <text:p>sed -i --follow-symlinks "s/#efb458/#ffb86c/g" *.svg</text:p>
          </table:table-cell>
          <table:table-cell table:formula="of:=LEN([.B1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458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87]&amp;&quot;s/#&quot;&amp;LOWER([.A187])&amp;&quot;/#&quot;&amp;LOWER([.B187])&amp;&quot;/g&quot;&amp;[.C187]&amp;&quot; *.svg&quot;" office:value-type="string" office:string-value="sed -i --follow-symlinks &quot;s/#95458d/#c7639f/g&quot; *.svg" calcext:value-type="string">
            <text:p>sed -i --follow-symlinks "s/#95458d/#c7639f/g" *.svg</text:p>
          </table:table-cell>
          <table:table-cell table:formula="of:=LEN([.B1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a163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8]&amp;&quot;s/#&quot;&amp;LOWER([.A188])&amp;&quot;/#&quot;&amp;LOWER([.B188])&amp;&quot;/g&quot;&amp;[.C188]&amp;&quot; *.svg&quot;" office:value-type="string" office:string-value="sed -i --follow-symlinks &quot;s/#da1636/#c7484a/g&quot; *.svg" calcext:value-type="string">
            <text:p>sed -i --follow-symlinks "s/#da1636/#c7484a/g" *.svg</text:p>
          </table:table-cell>
          <table:table-cell table:formula="of:=LEN([.B1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19caf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189]&amp;&quot;s/#&quot;&amp;LOWER([.A189])&amp;&quot;/#&quot;&amp;LOWER([.B189])&amp;&quot;/g&quot;&amp;[.C189]&amp;&quot; *.svg&quot;" office:value-type="string" office:string-value="sed -i --follow-symlinks &quot;s/#919caf/#8894b8/g&quot; *.svg" calcext:value-type="string">
            <text:p>sed -i --follow-symlinks "s/#919caf/#8894b8/g" *.svg</text:p>
          </table:table-cell>
          <table:table-cell table:formula="of:=LEN([.B1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6c22b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190]&amp;&quot;s/#&quot;&amp;LOWER([.A190])&amp;&quot;/#&quot;&amp;LOWER([.B190])&amp;&quot;/g&quot;&amp;[.C190]&amp;&quot; *.svg&quot;" office:value-type="string" office:string-value="sed -i --follow-symlinks &quot;s/#76c22b/#50fa7b/g&quot; *.svg" calcext:value-type="string">
            <text:p>sed -i --follow-symlinks "s/#76c22b/#50fa7b/g" *.svg</text:p>
          </table:table-cell>
          <table:table-cell table:formula="of:=LEN([.B1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2c42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1]&amp;&quot;s/#&quot;&amp;LOWER([.A191])&amp;&quot;/#&quot;&amp;LOWER([.B191])&amp;&quot;/g&quot;&amp;[.C191]&amp;&quot; *.svg&quot;" office:value-type="string" office:string-value="sed -i --follow-symlinks &quot;s/#f22c42/#c7484a/g&quot; *.svg" calcext:value-type="string">
            <text:p>sed -i --follow-symlinks "s/#f22c42/#c7484a/g" *.svg</text:p>
          </table:table-cell>
          <table:table-cell table:formula="of:=LEN([.B1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92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2]&amp;&quot;s/#&quot;&amp;LOWER([.A192])&amp;&quot;/#&quot;&amp;LOWER([.B192])&amp;&quot;/g&quot;&amp;[.C192]&amp;&quot; *.svg&quot;" office:value-type="string" office:string-value="sed -i --follow-symlinks &quot;s/#46a926/#46c66a/g&quot; *.svg" calcext:value-type="string">
            <text:p>sed -i --follow-symlinks "s/#46a926/#46c66a/g" *.svg</text:p>
          </table:table-cell>
          <table:table-cell table:formula="of:=LEN([.B1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898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3]&amp;&quot;s/#&quot;&amp;LOWER([.A193])&amp;&quot;/#&quot;&amp;LOWER([.B193])&amp;&quot;/g&quot;&amp;[.C193]&amp;&quot; *.svg&quot;" office:value-type="string" office:string-value="sed -i --follow-symlinks &quot;s/#2b898f/#168daa/g&quot; *.svg" calcext:value-type="string">
            <text:p>sed -i --follow-symlinks "s/#2b898f/#168daa/g" *.svg</text:p>
          </table:table-cell>
          <table:table-cell table:formula="of:=LEN([.B1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ea795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94]&amp;&quot;s/#&quot;&amp;LOWER([.A194])&amp;&quot;/#&quot;&amp;LOWER([.B194])&amp;&quot;/g&quot;&amp;[.C194]&amp;&quot; *.svg&quot;" office:value-type="string" office:string-value="sed -i --follow-symlinks &quot;s/#aea795/#9ea0a6/g&quot; *.svg" calcext:value-type="string">
            <text:p>sed -i --follow-symlinks "s/#aea795/#9ea0a6/g" *.svg</text:p>
          </table:table-cell>
          <table:table-cell table:formula="of:=LEN([.B1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e6e6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95]&amp;&quot;s/#&quot;&amp;LOWER([.A195])&amp;&quot;/#&quot;&amp;LOWER([.B195])&amp;&quot;/g&quot;&amp;[.C195]&amp;&quot; *.svg&quot;" office:value-type="string" office:string-value="sed -i --follow-symlinks &quot;s/#e6e6e6/#cbcccc/g&quot; *.svg" calcext:value-type="string">
            <text:p>sed -i --follow-symlinks "s/#e6e6e6/#cbcccc/g" *.svg</text:p>
          </table:table-cell>
          <table:table-cell table:formula="of:=LEN([.B1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4a5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6]&amp;&quot;s/#&quot;&amp;LOWER([.A196])&amp;&quot;/#&quot;&amp;LOWER([.B196])&amp;&quot;/g&quot;&amp;[.C196]&amp;&quot; *.svg&quot;" office:value-type="string" office:string-value="sed -i --follow-symlinks &quot;s/#44a5f3/#13b1d5/g&quot; *.svg" calcext:value-type="string">
            <text:p>sed -i --follow-symlinks "s/#44a5f3/#13b1d5/g" *.svg</text:p>
          </table:table-cell>
          <table:table-cell table:formula="of:=LEN([.B1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1c6b7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197]&amp;&quot;s/#&quot;&amp;LOWER([.A197])&amp;&quot;/#&quot;&amp;LOWER([.B197])&amp;&quot;/g&quot;&amp;[.C197]&amp;&quot; *.svg&quot;" office:value-type="string" office:string-value="sed -i --follow-symlinks &quot;s/#31c6b7/#72bfd0/g&quot; *.svg" calcext:value-type="string">
            <text:p>sed -i --follow-symlinks "s/#31c6b7/#72bfd0/g" *.svg</text:p>
          </table:table-cell>
          <table:table-cell table:formula="of:=LEN([.B1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39b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8]&amp;&quot;s/#&quot;&amp;LOWER([.A198])&amp;&quot;/#&quot;&amp;LOWER([.B198])&amp;&quot;/g&quot;&amp;[.C198]&amp;&quot; *.svg&quot;" office:value-type="string" office:string-value="sed -i --follow-symlinks &quot;s/#7839b7/#9576c5/g&quot; *.svg" calcext:value-type="string">
            <text:p>sed -i --follow-symlinks "s/#7839b7/#9576c5/g" *.svg</text:p>
          </table:table-cell>
          <table:table-cell table:formula="of:=LEN([.B1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d4f3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9]&amp;&quot;s/#&quot;&amp;LOWER([.A199])&amp;&quot;/#&quot;&amp;LOWER([.B199])&amp;&quot;/g&quot;&amp;[.C199]&amp;&quot; *.svg&quot;" office:value-type="string" office:string-value="sed -i --follow-symlinks &quot;s/#dd4f37/#ff5555/g&quot; *.svg" calcext:value-type="string">
            <text:p>sed -i --follow-symlinks "s/#dd4f37/#ff5555/g" *.svg</text:p>
          </table:table-cell>
          <table:table-cell table:formula="of:=LEN([.B1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ab30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0]&amp;&quot;s/#&quot;&amp;LOWER([.A200])&amp;&quot;/#&quot;&amp;LOWER([.B200])&amp;&quot;/g&quot;&amp;[.C200]&amp;&quot; *.svg&quot;" office:value-type="string" office:string-value="sed -i --follow-symlinks &quot;s/#eab305/#ffb86c/g&quot; *.svg" calcext:value-type="string">
            <text:p>sed -i --follow-symlinks "s/#eab305/#ffb86c/g" *.svg</text:p>
          </table:table-cell>
          <table:table-cell table:formula="of:=LEN([.B2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d6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01]&amp;&quot;s/#&quot;&amp;LOWER([.A201])&amp;&quot;/#&quot;&amp;LOWER([.B201])&amp;&quot;/g&quot;&amp;[.C201]&amp;&quot; *.svg&quot;" office:value-type="string" office:string-value="sed -i --follow-symlinks &quot;s/#6d6fff/#7b7bbd/g&quot; *.svg" calcext:value-type="string">
            <text:p>sed -i --follow-symlinks "s/#6d6fff/#7b7bbd/g" *.svg</text:p>
          </table:table-cell>
          <table:table-cell table:formula="of:=LEN([.B2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a7f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02]&amp;&quot;s/#&quot;&amp;LOWER([.A202])&amp;&quot;/#&quot;&amp;LOWER([.B202])&amp;&quot;/g&quot;&amp;[.C202]&amp;&quot; *.svg&quot;" office:value-type="string" office:string-value="sed -i --follow-symlinks &quot;s/#1a7fd4/#6272a4/g&quot; *.svg" calcext:value-type="string">
            <text:p>sed -i --follow-symlinks "s/#1a7fd4/#6272a4/g" *.svg</text:p>
          </table:table-cell>
          <table:table-cell table:formula="of:=LEN([.B2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85ec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3]&amp;&quot;s/#&quot;&amp;LOWER([.A203])&amp;&quot;/#&quot;&amp;LOWER([.B203])&amp;&quot;/g&quot;&amp;[.C203]&amp;&quot; *.svg&quot;" office:value-type="string" office:string-value="sed -i --follow-symlinks &quot;s/#d85eca/#c7639f/g&quot; *.svg" calcext:value-type="string">
            <text:p>sed -i --follow-symlinks "s/#d85eca/#c7639f/g" *.svg</text:p>
          </table:table-cell>
          <table:table-cell table:formula="of:=LEN([.B2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446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4]&amp;&quot;s/#&quot;&amp;LOWER([.A204])&amp;&quot;/#&quot;&amp;LOWER([.B204])&amp;&quot;/g&quot;&amp;[.C204]&amp;&quot; *.svg&quot;" office:value-type="string" office:string-value="sed -i --follow-symlinks &quot;s/#e6446d/#c7639f/g&quot; *.svg" calcext:value-type="string">
            <text:p>sed -i --follow-symlinks "s/#e6446d/#c7639f/g" *.svg</text:p>
          </table:table-cell>
          <table:table-cell table:formula="of:=LEN([.B2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acae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05]&amp;&quot;s/#&quot;&amp;LOWER([.A205])&amp;&quot;/#&quot;&amp;LOWER([.B205])&amp;&quot;/g&quot;&amp;[.C205]&amp;&quot; *.svg&quot;" office:value-type="string" office:string-value="sed -i --follow-symlinks &quot;s/#abacae/#9ea0a6/g&quot; *.svg" calcext:value-type="string">
            <text:p>sed -i --follow-symlinks "s/#abacae/#9ea0a6/g" *.svg</text:p>
          </table:table-cell>
          <table:table-cell table:formula="of:=LEN([.B2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d535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6]&amp;&quot;s/#&quot;&amp;LOWER([.A206])&amp;&quot;/#&quot;&amp;LOWER([.B206])&amp;&quot;/g&quot;&amp;[.C206]&amp;&quot; *.svg&quot;" office:value-type="string" office:string-value="sed -i --follow-symlinks &quot;s/#ed5353/#ff5555/g&quot; *.svg" calcext:value-type="string">
            <text:p>sed -i --follow-symlinks "s/#ed5353/#ff5555/g" *.svg</text:p>
          </table:table-cell>
          <table:table-cell table:formula="of:=LEN([.B2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7a9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7]&amp;&quot;s/#&quot;&amp;LOWER([.A207])&amp;&quot;/#&quot;&amp;LOWER([.B207])&amp;&quot;/g&quot;&amp;[.C207]&amp;&quot; *.svg&quot;" office:value-type="string" office:string-value="sed -i --follow-symlinks &quot;s/#47a9de/#13b1d5/g&quot; *.svg" calcext:value-type="string">
            <text:p>sed -i --follow-symlinks "s/#47a9de/#13b1d5/g" *.svg</text:p>
          </table:table-cell>
          <table:table-cell table:formula="of:=LEN([.B2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3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8]&amp;&quot;s/#&quot;&amp;LOWER([.A208])&amp;&quot;/#&quot;&amp;LOWER([.B208])&amp;&quot;/g&quot;&amp;[.C208]&amp;&quot; *.svg&quot;" office:value-type="string" office:string-value="sed -i --follow-symlinks &quot;s/#ffd43b/#ffb86c/g&quot; *.svg" calcext:value-type="string">
            <text:p>sed -i --follow-symlinks "s/#ffd43b/#ffb86c/g" *.svg</text:p>
          </table:table-cell>
          <table:table-cell table:formula="of:=LEN([.B2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47ab4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09]&amp;&quot;s/#&quot;&amp;LOWER([.A209])&amp;&quot;/#&quot;&amp;LOWER([.B209])&amp;&quot;/g&quot;&amp;[.C209]&amp;&quot; *.svg&quot;" office:value-type="string" office:string-value="sed -i --follow-symlinks &quot;s/#347ab4/#168daa/g&quot; *.svg" calcext:value-type="string">
            <text:p>sed -i --follow-symlinks "s/#347ab4/#168daa/g" *.svg</text:p>
          </table:table-cell>
          <table:table-cell table:formula="of:=LEN([.B2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51b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0]&amp;&quot;s/#&quot;&amp;LOWER([.A210])&amp;&quot;/#&quot;&amp;LOWER([.B210])&amp;&quot;/g&quot;&amp;[.C210]&amp;&quot; *.svg&quot;" office:value-type="string" office:string-value="sed -i --follow-symlinks &quot;s/#3f51b5/#515d85/g&quot; *.svg" calcext:value-type="string">
            <text:p>sed -i --follow-symlinks "s/#3f51b5/#515d85/g" *.svg</text:p>
          </table:table-cell>
          <table:table-cell table:formula="of:=LEN([.B2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433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1]&amp;&quot;s/#&quot;&amp;LOWER([.A211])&amp;&quot;/#&quot;&amp;LOWER([.B211])&amp;&quot;/g&quot;&amp;[.C211]&amp;&quot; *.svg&quot;" office:value-type="string" office:string-value="sed -i --follow-symlinks &quot;s/#f44336/#ff5555/g&quot; *.svg" calcext:value-type="string">
            <text:p>sed -i --follow-symlinks "s/#f44336/#ff5555/g" *.svg</text:p>
          </table:table-cell>
          <table:table-cell table:formula="of:=LEN([.B2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97cc8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212]&amp;&quot;s/#&quot;&amp;LOWER([.A212])&amp;&quot;/#&quot;&amp;LOWER([.B212])&amp;&quot;/g&quot;&amp;[.C212]&amp;&quot; *.svg&quot;" office:value-type="string" office:string-value="sed -i --follow-symlinks &quot;s/#e97cc8/#ff79c6/g&quot; *.svg" calcext:value-type="string">
            <text:p>sed -i --follow-symlinks "s/#e97cc8/#ff79c6/g" *.svg</text:p>
          </table:table-cell>
          <table:table-cell table:formula="of:=LEN([.B2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92a1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3]&amp;&quot;s/#&quot;&amp;LOWER([.A213])&amp;&quot;/#&quot;&amp;LOWER([.B213])&amp;&quot;/g&quot;&amp;[.C213]&amp;&quot; *.svg&quot;" office:value-type="string" office:string-value="sed -i --follow-symlinks &quot;s/#892a1f/#c7925b/g&quot; *.svg" calcext:value-type="string">
            <text:p>sed -i --follow-symlinks "s/#892a1f/#c7925b/g" *.svg</text:p>
          </table:table-cell>
          <table:table-cell table:formula="of:=LEN([.B2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43ac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4]&amp;&quot;s/#&quot;&amp;LOWER([.A214])&amp;&quot;/#&quot;&amp;LOWER([.B214])&amp;&quot;/g&quot;&amp;[.C214]&amp;&quot; *.svg&quot;" office:value-type="string" office:string-value="sed -i --follow-symlinks &quot;s/#c43ac4/#c7639f/g&quot; *.svg" calcext:value-type="string">
            <text:p>sed -i --follow-symlinks "s/#c43ac4/#c7639f/g" *.svg</text:p>
          </table:table-cell>
          <table:table-cell table:formula="of:=LEN([.B21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f53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15]&amp;&quot;s/#&quot;&amp;LOWER([.A215])&amp;&quot;/#&quot;&amp;LOWER([.B215])&amp;&quot;/g&quot;&amp;[.C215]&amp;&quot; *.svg&quot;" office:value-type="string" office:string-value="sed -i --follow-symlinks &quot;s/#f37f53/#fd7e7c/g&quot; *.svg" calcext:value-type="string">
            <text:p>sed -i --follow-symlinks "s/#f37f53/#fd7e7c/g" *.svg</text:p>
          </table:table-cell>
          <table:table-cell table:formula="of:=LEN([.B2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37d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6]&amp;&quot;s/#&quot;&amp;LOWER([.A216])&amp;&quot;/#&quot;&amp;LOWER([.B216])&amp;&quot;/g&quot;&amp;[.C216]&amp;&quot; *.svg&quot;" office:value-type="string" office:string-value="sed -i --follow-symlinks &quot;s/#4c37d1/#515d85/g&quot; *.svg" calcext:value-type="string">
            <text:p>sed -i --follow-symlinks "s/#4c37d1/#515d85/g" *.svg</text:p>
          </table:table-cell>
          <table:table-cell table:formula="of:=LEN([.B2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50b2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7]&amp;&quot;s/#&quot;&amp;LOWER([.A217])&amp;&quot;/#&quot;&amp;LOWER([.B217])&amp;&quot;/g&quot;&amp;[.C217]&amp;&quot; *.svg&quot;" office:value-type="string" office:string-value="sed -i --follow-symlinks &quot;s/#9550b2/#c7639f/g&quot; *.svg" calcext:value-type="string">
            <text:p>sed -i --follow-symlinks "s/#9550b2/#c7639f/g" *.svg</text:p>
          </table:table-cell>
          <table:table-cell table:formula="of:=LEN([.B2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79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8]&amp;&quot;s/#&quot;&amp;LOWER([.A218])&amp;&quot;/#&quot;&amp;LOWER([.B218])&amp;&quot;/g&quot;&amp;[.C218]&amp;&quot; *.svg&quot;" office:value-type="string" office:string-value="sed -i --follow-symlinks &quot;s/#f2793c/#c7925b/g&quot; *.svg" calcext:value-type="string">
            <text:p>sed -i --follow-symlinks "s/#f2793c/#c7925b/g" *.svg</text:p>
          </table:table-cell>
          <table:table-cell table:formula="of:=LEN([.B2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095f2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19]&amp;&quot;s/#&quot;&amp;LOWER([.A219])&amp;&quot;/#&quot;&amp;LOWER([.B219])&amp;&quot;/g&quot;&amp;[.C219]&amp;&quot; *.svg&quot;" office:value-type="string" office:string-value="sed -i --follow-symlinks &quot;s/#2095f2/#168daa/g&quot; *.svg" calcext:value-type="string">
            <text:p>sed -i --follow-symlinks "s/#2095f2/#168daa/g" *.svg</text:p>
          </table:table-cell>
          <table:table-cell table:formula="of:=LEN([.B2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cc7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20]&amp;&quot;s/#&quot;&amp;LOWER([.A220])&amp;&quot;/#&quot;&amp;LOWER([.B220])&amp;&quot;/g&quot;&amp;[.C220]&amp;&quot; *.svg&quot;" office:value-type="string" office:string-value="sed -i --follow-symlinks &quot;s/#7fcc74/#46c66a/g&quot; *.svg" calcext:value-type="string">
            <text:p>sed -i --follow-symlinks "s/#7fcc74/#46c66a/g" *.svg</text:p>
          </table:table-cell>
          <table:table-cell table:formula="of:=LEN([.B2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a5e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21]&amp;&quot;s/#&quot;&amp;LOWER([.A221])&amp;&quot;/#&quot;&amp;LOWER([.B221])&amp;&quot;/g&quot;&amp;[.C221]&amp;&quot; *.svg&quot;" office:value-type="string" office:string-value="sed -i --follow-symlinks &quot;s/#f62a5e/#c7639f/g&quot; *.svg" calcext:value-type="string">
            <text:p>sed -i --follow-symlinks "s/#f62a5e/#c7639f/g" *.svg</text:p>
          </table:table-cell>
          <table:table-cell table:formula="of:=LEN([.B2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c56a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2]&amp;&quot;s/#&quot;&amp;LOWER([.A222])&amp;&quot;/#&quot;&amp;LOWER([.B222])&amp;&quot;/g&quot;&amp;[.C222]&amp;&quot; *.svg&quot;" office:value-type="string" office:string-value="sed -i --follow-symlinks &quot;s/#3c56a1/#515d85/g&quot; *.svg" calcext:value-type="string">
            <text:p>sed -i --follow-symlinks "s/#3c56a1/#515d85/g" *.svg</text:p>
          </table:table-cell>
          <table:table-cell table:formula="of:=LEN([.B2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0b9d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3]&amp;&quot;s/#&quot;&amp;LOWER([.A223])&amp;&quot;/#&quot;&amp;LOWER([.B223])&amp;&quot;/g&quot;&amp;[.C223]&amp;&quot; *.svg&quot;" office:value-type="string" office:string-value="sed -i --follow-symlinks &quot;s/#50b9dc/#13b1d5/g&quot; *.svg" calcext:value-type="string">
            <text:p>sed -i --follow-symlinks "s/#50b9dc/#13b1d5/g" *.svg</text:p>
          </table:table-cell>
          <table:table-cell table:formula="of:=LEN([.B2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1c36c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224]&amp;&quot;s/#&quot;&amp;LOWER([.A224])&amp;&quot;/#&quot;&amp;LOWER([.B224])&amp;&quot;/g&quot;&amp;[.C224]&amp;&quot; *.svg&quot;" office:value-type="string" office:string-value="sed -i --follow-symlinks &quot;s/#f1c36c/#fdc88e/g&quot; *.svg" calcext:value-type="string">
            <text:p>sed -i --follow-symlinks "s/#f1c36c/#fdc88e/g" *.svg</text:p>
          </table:table-cell>
          <table:table-cell table:formula="of:=LEN([.B2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61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25]&amp;&quot;s/#&quot;&amp;LOWER([.A225])&amp;&quot;/#&quot;&amp;LOWER([.B225])&amp;&quot;/g&quot;&amp;[.C225]&amp;&quot; *.svg&quot;" office:value-type="string" office:string-value="sed -i --follow-symlinks &quot;s/#786136/#c7925b/g&quot; *.svg" calcext:value-type="string">
            <text:p>sed -i --follow-symlinks "s/#786136/#c7925b/g" *.svg</text:p>
          </table:table-cell>
          <table:table-cell table:formula="of:=LEN([.B2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4ba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6]&amp;&quot;s/#&quot;&amp;LOWER([.A226])&amp;&quot;/#&quot;&amp;LOWER([.B226])&amp;&quot;/g&quot;&amp;[.C226]&amp;&quot; *.svg&quot;" office:value-type="string" office:string-value="sed -i --follow-symlinks &quot;s/#8e4ba9/#9576c5/g&quot; *.svg" calcext:value-type="string">
            <text:p>sed -i --follow-symlinks "s/#8e4ba9/#9576c5/g" *.svg</text:p>
          </table:table-cell>
          <table:table-cell table:formula="of:=LEN([.B2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e6f5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27]&amp;&quot;s/#&quot;&amp;LOWER([.A227])&amp;&quot;/#&quot;&amp;LOWER([.B227])&amp;&quot;/g&quot;&amp;[.C227]&amp;&quot; *.svg&quot;" office:value-type="string" office:string-value="sed -i --follow-symlinks &quot;s/#e3e6f5/#f8f8f2/g&quot; *.svg" calcext:value-type="string">
            <text:p>sed -i --follow-symlinks "s/#e3e6f5/#f8f8f2/g" *.svg</text:p>
          </table:table-cell>
          <table:table-cell table:formula="of:=LEN([.B2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6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8]&amp;&quot;s/#&quot;&amp;LOWER([.A228])&amp;&quot;/#&quot;&amp;LOWER([.B228])&amp;&quot;/g&quot;&amp;[.C228]&amp;&quot; *.svg&quot;" office:value-type="string" office:string-value="sed -i --follow-symlinks &quot;s/#2196f3/#13b1d5/g&quot; *.svg" calcext:value-type="string">
            <text:p>sed -i --follow-symlinks "s/#2196f3/#13b1d5/g" *.svg</text:p>
          </table:table-cell>
          <table:table-cell table:formula="of:=LEN([.B2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ce1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29]&amp;&quot;s/#&quot;&amp;LOWER([.A229])&amp;&quot;/#&quot;&amp;LOWER([.B229])&amp;&quot;/g&quot;&amp;[.C229]&amp;&quot; *.svg&quot;" office:value-type="string" office:string-value="sed -i --follow-symlinks &quot;s/#f9ce1d/#ffb86c/g&quot; *.svg" calcext:value-type="string">
            <text:p>sed -i --follow-symlinks "s/#f9ce1d/#ffb86c/g" *.svg</text:p>
          </table:table-cell>
          <table:table-cell table:formula="of:=LEN([.B2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af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0]&amp;&quot;s/#&quot;&amp;LOWER([.A230])&amp;&quot;/#&quot;&amp;LOWER([.B230])&amp;&quot;/g&quot;&amp;[.C230]&amp;&quot; *.svg&quot;" office:value-type="string" office:string-value="sed -i --follow-symlinks &quot;s/#4caf50/#46c66a/g&quot; *.svg" calcext:value-type="string">
            <text:p>sed -i --follow-symlinks "s/#4caf50/#46c66a/g" *.svg</text:p>
          </table:table-cell>
          <table:table-cell table:formula="of:=LEN([.B2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ebeb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1]&amp;&quot;s/#&quot;&amp;LOWER([.A231])&amp;&quot;/#&quot;&amp;LOWER([.B231])&amp;&quot;/g&quot;&amp;[.C231]&amp;&quot; *.svg&quot;" office:value-type="string" office:string-value="sed -i --follow-symlinks &quot;s/#bebebe/#cbcccc/g&quot; *.svg" calcext:value-type="string">
            <text:p>sed -i --follow-symlinks "s/#bebeb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565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2]&amp;&quot;s/#&quot;&amp;LOWER([.A232])&amp;&quot;/#&quot;&amp;LOWER([.B232])&amp;&quot;/g&quot;&amp;[.C232]&amp;&quot; *.svg&quot;" office:value-type="string" office:string-value="sed -i --follow-symlinks &quot;s/#df5656/#c7484a/g&quot; *.svg" calcext:value-type="string">
            <text:p>sed -i --follow-symlinks "s/#df5656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9292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3]&amp;&quot;s/#&quot;&amp;LOWER([.A233])&amp;&quot;/#&quot;&amp;LOWER([.B233])&amp;&quot;/g&quot;&amp;[.C233]&amp;&quot; *.svg&quot;" office:value-type="string" office:string-value="sed -i --follow-symlinks &quot;s/#ff9292/#fd7e7c/g&quot; *.svg" calcext:value-type="string">
            <text:p>sed -i --follow-symlinks "s/#ff9292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23c50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4]&amp;&quot;s/#&quot;&amp;LOWER([.A234])&amp;&quot;/#&quot;&amp;LOWER([.B234])&amp;&quot;/g&quot;&amp;[.C234]&amp;&quot; *.svg&quot;" office:value-type="string" office:string-value="sed -i --follow-symlinks &quot;s/#423c50/#44475a/g&quot; *.svg" calcext:value-type="string">
            <text:p>sed -i --follow-symlinks "s/#423c50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8373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5]&amp;&quot;s/#&quot;&amp;LOWER([.A235])&amp;&quot;/#&quot;&amp;LOWER([.B235])&amp;&quot;/g&quot;&amp;[.C235]&amp;&quot; *.svg&quot;" office:value-type="string" office:string-value="sed -i --follow-symlinks &quot;s/#c83737/#c7484a/g&quot; *.svg" calcext:value-type="string">
            <text:p>sed -i --follow-symlinks "s/#c83737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414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6]&amp;&quot;s/#&quot;&amp;LOWER([.A236])&amp;&quot;/#&quot;&amp;LOWER([.B236])&amp;&quot;/g&quot;&amp;[.C236]&amp;&quot; *.svg&quot;" office:value-type="string" office:string-value="sed -i --follow-symlinks &quot;s/#3d4144/#44475a/g&quot; *.svg" calcext:value-type="string">
            <text:p>sed -i --follow-symlinks "s/#3d4144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4a9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7]&amp;&quot;s/#&quot;&amp;LOWER([.A237])&amp;&quot;/#&quot;&amp;LOWER([.B237])&amp;&quot;/g&quot;&amp;[.C237]&amp;&quot; *.svg&quot;" office:value-type="string" office:string-value="sed -i --follow-symlinks &quot;s/#24a9f7/#13b1d5/g&quot; *.svg" calcext:value-type="string">
            <text:p>sed -i --follow-symlinks "s/#24a9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505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8]&amp;&quot;s/#&quot;&amp;LOWER([.A238])&amp;&quot;/#&quot;&amp;LOWER([.B238])&amp;&quot;/g&quot;&amp;[.C238]&amp;&quot; *.svg&quot;" office:value-type="string" office:string-value="sed -i --follow-symlinks &quot;s/#ec5056/#ff5555/g&quot; *.svg" calcext:value-type="string">
            <text:p>sed -i --follow-symlinks "s/#ec5056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82e34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9]&amp;&quot;s/#&quot;&amp;LOWER([.A239])&amp;&quot;/#&quot;&amp;LOWER([.B239])&amp;&quot;/g&quot;&amp;[.C239]&amp;&quot; *.svg&quot;" office:value-type="string" office:string-value="sed -i --follow-symlinks &quot;s/#e82e34/#ff5555/g&quot; *.svg" calcext:value-type="string">
            <text:p>sed -i --follow-symlinks "s/#e82e34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3a5f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40]&amp;&quot;s/#&quot;&amp;LOWER([.A240])&amp;&quot;/#&quot;&amp;LOWER([.B240])&amp;&quot;/g&quot;&amp;[.C240]&amp;&quot; *.svg&quot;" office:value-type="string" office:string-value="sed -i --follow-symlinks &quot;s/#33a5ff/#13b1d5/g&quot; *.svg" calcext:value-type="string">
            <text:p>sed -i --follow-symlinks "s/#33a5ff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64c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1]&amp;&quot;s/#&quot;&amp;LOWER([.A241])&amp;&quot;/#&quot;&amp;LOWER([.B241])&amp;&quot;/g&quot;&amp;[.C241]&amp;&quot; *.svg&quot;" office:value-type="string" office:string-value="sed -i --follow-symlinks &quot;s/#8cc64c/#46c66a/g&quot; *.svg" calcext:value-type="string">
            <text:p>sed -i --follow-symlinks "s/#8cc64c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32629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2]&amp;&quot;s/#&quot;&amp;LOWER([.A242])&amp;&quot;/#&quot;&amp;LOWER([.B242])&amp;&quot;/g&quot;&amp;[.C242]&amp;&quot; *.svg&quot;" office:value-type="string" office:string-value="sed -i --follow-symlinks &quot;s/#232629/#282a36/g&quot; *.svg" calcext:value-type="string">
            <text:p>sed -i --follow-symlinks "s/#232629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cfcf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43]&amp;&quot;s/#&quot;&amp;LOWER([.A243])&amp;&quot;/#&quot;&amp;LOWER([.B243])&amp;&quot;/g&quot;&amp;[.C243]&amp;&quot; *.svg&quot;" office:value-type="string" office:string-value="sed -i --follow-symlinks &quot;s/#fcfcfc/#f8f8f2/g&quot; *.svg" calcext:value-type="string">
            <text:p>sed -i --follow-symlinks "s/#fcfcfc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fbc3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4]&amp;&quot;s/#&quot;&amp;LOWER([.A244])&amp;&quot;/#&quot;&amp;LOWER([.B244])&amp;&quot;/g&quot;&amp;[.C244]&amp;&quot; *.svg&quot;" office:value-type="string" office:string-value="sed -i --follow-symlinks &quot;s/#7fbc34/#46c66a/g&quot; *.svg" calcext:value-type="string">
            <text:p>sed -i --follow-symlinks "s/#7fbc34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348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5]&amp;&quot;s/#&quot;&amp;LOWER([.A245])&amp;&quot;/#&quot;&amp;LOWER([.B245])&amp;&quot;/g&quot;&amp;[.C245]&amp;&quot; *.svg&quot;" office:value-type="string" office:string-value="sed -i --follow-symlinks &quot;s/#8cc348/#46c66a/g&quot; *.svg" calcext:value-type="string">
            <text:p>sed -i --follow-symlinks "s/#8cc348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800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6]&amp;&quot;s/#&quot;&amp;LOWER([.A246])&amp;&quot;/#&quot;&amp;LOWER([.B246])&amp;&quot;/g&quot;&amp;[.C246]&amp;&quot; *.svg&quot;" office:value-type="string" office:string-value="sed -i --follow-symlinks &quot;s/#008000/#46c66a/g&quot; *.svg" calcext:value-type="string">
            <text:p>sed -i --follow-symlinks "s/#008000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acbcf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47]&amp;&quot;s/#&quot;&amp;LOWER([.A247])&amp;&quot;/#&quot;&amp;LOWER([.B247])&amp;&quot;/g&quot;&amp;[.C247]&amp;&quot; *.svg&quot;" office:value-type="string" office:string-value="sed -i --follow-symlinks &quot;s/#cacbcf/#cbcccc/g&quot; *.svg" calcext:value-type="string">
            <text:p>sed -i --follow-symlinks "s/#cacbcf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5858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48]&amp;&quot;s/#&quot;&amp;LOWER([.A248])&amp;&quot;/#&quot;&amp;LOWER([.B248])&amp;&quot;/g&quot;&amp;[.C248]&amp;&quot; *.svg&quot;" office:value-type="string" office:string-value="sed -i --follow-symlinks &quot;s/#85858a/#717380/g&quot; *.svg" calcext:value-type="string">
            <text:p>sed -i --follow-symlinks "s/#85858a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49496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9]&amp;&quot;s/#&quot;&amp;LOWER([.A249])&amp;&quot;/#&quot;&amp;LOWER([.B249])&amp;&quot;/g&quot;&amp;[.C249]&amp;&quot; *.svg&quot;" office:value-type="string" office:string-value="sed -i --follow-symlinks &quot;s/#949496/#9ea0a6/g&quot; *.svg" calcext:value-type="string">
            <text:p>sed -i --follow-symlinks "s/#949496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7cfc2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0]&amp;&quot;s/#&quot;&amp;LOWER([.A250])&amp;&quot;/#&quot;&amp;LOWER([.B250])&amp;&quot;/g&quot;&amp;[.C250]&amp;&quot; *.svg&quot;" office:value-type="string" office:string-value="sed -i --follow-symlinks &quot;s/#57cfc2/#8be9fd/g&quot; *.svg" calcext:value-type="string">
            <text:p>sed -i --follow-symlinks "s/#57cfc2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19bc8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1]&amp;&quot;s/#&quot;&amp;LOWER([.A251])&amp;&quot;/#&quot;&amp;LOWER([.B251])&amp;&quot;/g&quot;&amp;[.C251]&amp;&quot; *.svg&quot;" office:value-type="string" office:string-value="sed -i --follow-symlinks &quot;s/#419bc8/#168daa/g&quot; *.svg" calcext:value-type="string">
            <text:p>sed -i --follow-symlinks "s/#419bc8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d839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252]&amp;&quot;s/#&quot;&amp;LOWER([.A252])&amp;&quot;/#&quot;&amp;LOWER([.B252])&amp;&quot;/g&quot;&amp;[.C252]&amp;&quot; *.svg&quot;" office:value-type="string" office:string-value="sed -i --follow-symlinks &quot;s/#8cd839/#50fa7b/g&quot; *.svg" calcext:value-type="string">
            <text:p>sed -i --follow-symlinks "s/#8cd839/#50fa7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3d9d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3]&amp;&quot;s/#&quot;&amp;LOWER([.A253])&amp;&quot;/#&quot;&amp;LOWER([.B253])&amp;&quot;/g&quot;&amp;[.C253]&amp;&quot; *.svg&quot;" office:value-type="string" office:string-value="sed -i --follow-symlinks &quot;s/#d3d9dc/#cbcccc/g&quot; *.svg" calcext:value-type="string">
            <text:p>sed -i --follow-symlinks "s/#d3d9dc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4f45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4]&amp;&quot;s/#&quot;&amp;LOWER([.A254])&amp;&quot;/#&quot;&amp;LOWER([.B254])&amp;&quot;/g&quot;&amp;[.C254]&amp;&quot; *.svg&quot;" office:value-type="string" office:string-value="sed -i --follow-symlinks &quot;s/#dc4f45/#c7484a/g&quot; *.svg" calcext:value-type="string">
            <text:p>sed -i --follow-symlinks "s/#dc4f45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569bbe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55]&amp;&quot;s/#&quot;&amp;LOWER([.A255])&amp;&quot;/#&quot;&amp;LOWER([.B255])&amp;&quot;/g&quot;&amp;[.C255]&amp;&quot; *.svg&quot;" office:value-type="string" office:string-value="sed -i --follow-symlinks &quot;s/#2569bbe/#6272a4/g&quot; *.svg" calcext:value-type="string">
            <text:p>sed -i --follow-symlinks "s/#2569bbe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2787e</text:p>
          </table:table-cell>
          <table:table-cell table:style-name="ce3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56]&amp;&quot;s/#&quot;&amp;LOWER([.A256])&amp;&quot;/#&quot;&amp;LOWER([.B256])&amp;&quot;/g&quot;&amp;[.C256]&amp;&quot; *.svg&quot;" office:value-type="string" office:string-value="sed -i --follow-symlinks &quot;s/#72787e/#717380/g&quot; *.svg" calcext:value-type="string">
            <text:p>sed -i --follow-symlinks "s/#72787e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6ffff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7]&amp;&quot;s/#&quot;&amp;LOWER([.A257])&amp;&quot;/#&quot;&amp;LOWER([.B257])&amp;&quot;/g&quot;&amp;[.C257]&amp;&quot; *.svg&quot;" office:value-type="string" office:string-value="sed -i --follow-symlinks &quot;s/#96ffff/#8be9fd/g&quot; *.svg" calcext:value-type="string">
            <text:p>sed -i --follow-symlinks "s/#96ffff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ae0e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8]&amp;&quot;s/#&quot;&amp;LOWER([.A258])&amp;&quot;/#&quot;&amp;LOWER([.B258])&amp;&quot;/g&quot;&amp;[.C258]&amp;&quot; *.svg&quot;" office:value-type="string" office:string-value="sed -i --follow-symlinks &quot;s/#dae0e2/#cbcccc/g&quot; *.svg" calcext:value-type="string">
            <text:p>sed -i --follow-symlinks "s/#dae0e2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6e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9]&amp;&quot;s/#&quot;&amp;LOWER([.A259])&amp;&quot;/#&quot;&amp;LOWER([.B259])&amp;&quot;/g&quot;&amp;[.C259]&amp;&quot; *.svg&quot;" office:value-type="string" office:string-value="sed -i --follow-symlinks &quot;s/#ec6e28/#c7484a/g&quot; *.svg" calcext:value-type="string">
            <text:p>sed -i --follow-symlinks "s/#ec6e28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3a3d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0]&amp;&quot;s/#&quot;&amp;LOWER([.A260])&amp;&quot;/#&quot;&amp;LOWER([.B260])&amp;&quot;/g&quot;&amp;[.C260]&amp;&quot; *.svg&quot;" office:value-type="string" office:string-value="sed -i --follow-symlinks &quot;s/#373a3d/#44475a/g&quot; *.svg" calcext:value-type="string">
            <text:p>sed -i --follow-symlinks "s/#373a3d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413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1]&amp;&quot;s/#&quot;&amp;LOWER([.A261])&amp;&quot;/#&quot;&amp;LOWER([.B261])&amp;&quot;/g&quot;&amp;[.C261]&amp;&quot; *.svg&quot;" office:value-type="string" office:string-value="sed -i --follow-symlinks &quot;s/#df4139/#ff5555/g&quot; *.svg" calcext:value-type="string">
            <text:p>sed -i --follow-symlinks "s/#df4139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7b7b7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62]&amp;&quot;s/#&quot;&amp;LOWER([.A262])&amp;&quot;/#&quot;&amp;LOWER([.B262])&amp;&quot;/g&quot;&amp;[.C262]&amp;&quot; *.svg&quot;" office:value-type="string" office:string-value="sed -i --follow-symlinks &quot;s/#b7b7b7/#9ea0a6/g&quot; *.svg" calcext:value-type="string">
            <text:p>sed -i --follow-symlinks "s/#b7b7b7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b5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63]&amp;&quot;s/#&quot;&amp;LOWER([.A263])&amp;&quot;/#&quot;&amp;LOWER([.B263])&amp;&quot;/g&quot;&amp;[.C263]&amp;&quot; *.svg&quot;" office:value-type="string" office:string-value="sed -i --follow-symlinks &quot;s/#ffbb55/#ffb86c/g&quot; *.svg" calcext:value-type="string">
            <text:p>sed -i --follow-symlinks "s/#ffbb55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38df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64]&amp;&quot;s/#&quot;&amp;LOWER([.A264])&amp;&quot;/#&quot;&amp;LOWER([.B264])&amp;&quot;/g&quot;&amp;[.C264]&amp;&quot; *.svg&quot;" office:value-type="string" office:string-value="sed -i --follow-symlinks &quot;s/#638df5/#6272a4/g&quot; *.svg" calcext:value-type="string">
            <text:p>sed -i --follow-symlinks "s/#638df5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aa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5]&amp;&quot;s/#&quot;&amp;LOWER([.A265])&amp;&quot;/#&quot;&amp;LOWER([.B265])&amp;&quot;/g&quot;&amp;[.C265]&amp;&quot; *.svg&quot;" office:value-type="string" office:string-value="sed -i --follow-symlinks &quot;s/#00aade/#13b1d5/g&quot; *.svg" calcext:value-type="string">
            <text:p>sed -i --follow-symlinks "s/#00aade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0f0f0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66]&amp;&quot;s/#&quot;&amp;LOWER([.A266])&amp;&quot;/#&quot;&amp;LOWER([.B266])&amp;&quot;/g&quot;&amp;[.C266]&amp;&quot; *.svg&quot;" office:value-type="string" office:string-value="sed -i --follow-symlinks &quot;s/#f0f0f0/#f8f8f2/g&quot; *.svg" calcext:value-type="string">
            <text:p>sed -i --follow-symlinks "s/#f0f0f0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375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7]&amp;&quot;s/#&quot;&amp;LOWER([.A267])&amp;&quot;/#&quot;&amp;LOWER([.B267])&amp;&quot;/g&quot;&amp;[.C267]&amp;&quot; *.svg&quot;" office:value-type="string" office:string-value="sed -i --follow-symlinks &quot;s/#b375c4/#9576c5/g&quot; *.svg" calcext:value-type="string">
            <text:p>sed -i --follow-symlinks "s/#b375c4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9494c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8]&amp;&quot;s/#&quot;&amp;LOWER([.A268])&amp;&quot;/#&quot;&amp;LOWER([.B268])&amp;&quot;/g&quot;&amp;[.C268]&amp;&quot; *.svg&quot;" office:value-type="string" office:string-value="sed -i --follow-symlinks &quot;s/#49494c/#44475a/g&quot; *.svg" calcext:value-type="string">
            <text:p>sed -i --follow-symlinks "s/#49494c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2e096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269]&amp;&quot;s/#&quot;&amp;LOWER([.A269])&amp;&quot;/#&quot;&amp;LOWER([.B269])&amp;&quot;/g&quot;&amp;[.C269]&amp;&quot; *.svg&quot;" office:value-type="string" office:string-value="sed -i --follow-symlinks &quot;s/#e2e096/#f1fa8c/g&quot; *.svg" calcext:value-type="string">
            <text:p>sed -i --follow-symlinks "s/#e2e096/#f1fa8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9f8d2</text:p>
          </table:table-cell>
          <table:table-cell table:style-name="ce1" office:value-type="string" calcext:value-type="string">
            <text:p>f3fa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70]&amp;&quot;s/#&quot;&amp;LOWER([.A270])&amp;&quot;/#&quot;&amp;LOWER([.B270])&amp;&quot;/g&quot;&amp;[.C270]&amp;&quot; *.svg&quot;" office:value-type="string" office:string-value="sed -i --follow-symlinks &quot;s/#f9f8d2/#f3faa6/g&quot; *.svg" calcext:value-type="string">
            <text:p>sed -i --follow-symlinks "s/#f9f8d2/#f3fa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8080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1]&amp;&quot;s/#&quot;&amp;LOWER([.A271])&amp;&quot;/#&quot;&amp;LOWER([.B271])&amp;&quot;/g&quot;&amp;[.C271]&amp;&quot; *.svg&quot;" office:value-type="string" office:string-value="sed -i --follow-symlinks &quot;s/#ff8080/#fd7e7c/g&quot; *.svg" calcext:value-type="string">
            <text:p>sed -i --follow-symlinks "s/#ff8080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a6a6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72]&amp;&quot;s/#&quot;&amp;LOWER([.A272])&amp;&quot;/#&quot;&amp;LOWER([.B272])&amp;&quot;/g&quot;&amp;[.C272]&amp;&quot; *.svg&quot;" office:value-type="string" office:string-value="sed -i --follow-symlinks &quot;s/#6a6a6a/#717380/g&quot; *.svg" calcext:value-type="string">
            <text:p>sed -i --follow-symlinks "s/#6a6a6a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ece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73]&amp;&quot;s/#&quot;&amp;LOWER([.A273])&amp;&quot;/#&quot;&amp;LOWER([.B273])&amp;&quot;/g&quot;&amp;[.C273]&amp;&quot; *.svg&quot;" office:value-type="string" office:string-value="sed -i --follow-symlinks &quot;s/#ececec/#f8f8f2/g&quot; *.svg" calcext:value-type="string">
            <text:p>sed -i --follow-symlinks "s/#ececec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79a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74]&amp;&quot;s/#&quot;&amp;LOWER([.A274])&amp;&quot;/#&quot;&amp;LOWER([.B274])&amp;&quot;/g&quot;&amp;[.C274]&amp;&quot; *.svg&quot;" office:value-type="string" office:string-value="sed -i --follow-symlinks &quot;s/#479ae5/#13b1d5/g&quot; *.svg" calcext:value-type="string">
            <text:p>sed -i --follow-symlinks "s/#479ae5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ecec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5]&amp;&quot;s/#&quot;&amp;LOWER([.A275])&amp;&quot;/#&quot;&amp;LOWER([.B275])&amp;&quot;/g&quot;&amp;[.C275]&amp;&quot; *.svg&quot;" office:value-type="string" office:string-value="sed -i --follow-symlinks &quot;s/#cecece/#cbcccc/g&quot; *.svg" calcext:value-type="string">
            <text:p>sed -i --follow-symlinks "s/#cecec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c8fd8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76]&amp;&quot;s/#&quot;&amp;LOWER([.A276])&amp;&quot;/#&quot;&amp;LOWER([.B276])&amp;&quot;/g&quot;&amp;[.C276]&amp;&quot; *.svg&quot;" office:value-type="string" office:string-value="sed -i --follow-symlinks &quot;s/#4c8fd8/#6272a4/g&quot; *.svg" calcext:value-type="string">
            <text:p>sed -i --follow-symlinks "s/#4c8fd8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ddce7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7]&amp;&quot;s/#&quot;&amp;LOWER([.A277])&amp;&quot;/#&quot;&amp;LOWER([.B277])&amp;&quot;/g&quot;&amp;[.C277]&amp;&quot; *.svg&quot;" office:value-type="string" office:string-value="sed -i --follow-symlinks &quot;s/#6ddce7/#4cc3dc/g&quot; *.svg" calcext:value-type="string">
            <text:p>sed -i --follow-symlinks "s/#6ddce7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664c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78]&amp;&quot;s/#&quot;&amp;LOWER([.A278])&amp;&quot;/#&quot;&amp;LOWER([.B278])&amp;&quot;/g&quot;&amp;[.C278]&amp;&quot; *.svg&quot;" office:value-type="string" office:string-value="sed -i --follow-symlinks &quot;s/#7664c4/#7b7bbd/g&quot; *.svg" calcext:value-type="string">
            <text:p>sed -i --follow-symlinks "s/#7664c4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18a5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79]&amp;&quot;s/#&quot;&amp;LOWER([.A279])&amp;&quot;/#&quot;&amp;LOWER([.B279])&amp;&quot;/g&quot;&amp;[.C279]&amp;&quot; *.svg&quot;" office:value-type="string" office:string-value="sed -i --follow-symlinks &quot;s/#e18a50/#c7925b/g&quot; *.svg" calcext:value-type="string">
            <text:p>sed -i --follow-symlinks "s/#e18a50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78787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80]&amp;&quot;s/#&quot;&amp;LOWER([.A280])&amp;&quot;/#&quot;&amp;LOWER([.B280])&amp;&quot;/g&quot;&amp;[.C280]&amp;&quot; *.svg&quot;" office:value-type="string" office:string-value="sed -i --follow-symlinks &quot;s/#878787/#9ea0a6/g&quot; *.svg" calcext:value-type="string">
            <text:p>sed -i --follow-symlinks "s/#878787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6a9e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81]&amp;&quot;s/#&quot;&amp;LOWER([.A281])&amp;&quot;/#&quot;&amp;LOWER([.B281])&amp;&quot;/g&quot;&amp;[.C281]&amp;&quot; *.svg&quot;" office:value-type="string" office:string-value="sed -i --follow-symlinks &quot;s/#46a9ee/#13b1d5/g&quot; *.svg" calcext:value-type="string">
            <text:p>sed -i --follow-symlinks "s/#46a9ee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266b3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2]&amp;&quot;s/#&quot;&amp;LOWER([.A282])&amp;&quot;/#&quot;&amp;LOWER([.B282])&amp;&quot;/g&quot;&amp;[.C282]&amp;&quot; *.svg&quot;" office:value-type="string" office:string-value="sed -i --follow-symlinks &quot;s/#0266b3/#168daa/g&quot; *.svg" calcext:value-type="string">
            <text:p>sed -i --follow-symlinks "s/#0266b3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5233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3]&amp;&quot;s/#&quot;&amp;LOWER([.A283])&amp;&quot;/#&quot;&amp;LOWER([.B283])&amp;&quot;/g&quot;&amp;[.C283]&amp;&quot; *.svg&quot;" office:value-type="string" office:string-value="sed -i --follow-symlinks &quot;s/#d52337/#c7484a/g&quot; *.svg" calcext:value-type="string">
            <text:p>sed -i --follow-symlinks "s/#d52337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46d6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84]&amp;&quot;s/#&quot;&amp;LOWER([.A284])&amp;&quot;/#&quot;&amp;LOWER([.B284])&amp;&quot;/g&quot;&amp;[.C284]&amp;&quot; *.svg&quot;" office:value-type="string" office:string-value="sed -i --follow-symlinks &quot;s/#e46d6d/#fd7e7c/g&quot; *.svg" calcext:value-type="string">
            <text:p>sed -i --follow-symlinks "s/#e46d6d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0b4e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85]&amp;&quot;s/#&quot;&amp;LOWER([.A285])&amp;&quot;/#&quot;&amp;LOWER([.B285])&amp;&quot;/g&quot;&amp;[.C285]&amp;&quot; *.svg&quot;" office:value-type="string" office:string-value="sed -i --follow-symlinks &quot;s/#50b4ec/#13b1d5/g&quot; *.svg" calcext:value-type="string">
            <text:p>sed -i --follow-symlinks "s/#50b4ec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25252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6]&amp;&quot;s/#&quot;&amp;LOWER([.A286])&amp;&quot;/#&quot;&amp;LOWER([.B286])&amp;&quot;/g&quot;&amp;[.C286]&amp;&quot; *.svg&quot;" office:value-type="string" office:string-value="sed -i --follow-symlinks &quot;s/#525252/#44475a/g&quot; *.svg" calcext:value-type="string">
            <text:p>sed -i --follow-symlinks "s/#525252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71c2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87]&amp;&quot;s/#&quot;&amp;LOWER([.A287])&amp;&quot;/#&quot;&amp;LOWER([.B287])&amp;&quot;/g&quot;&amp;[.C287]&amp;&quot; *.svg&quot;" office:value-type="string" office:string-value="sed -i --follow-symlinks &quot;s/#6671c2/#7b7bbd/g&quot; *.svg" calcext:value-type="string">
            <text:p>sed -i --follow-symlinks "s/#6671c2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793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88]&amp;&quot;s/#&quot;&amp;LOWER([.A288])&amp;&quot;/#&quot;&amp;LOWER([.B288])&amp;&quot;/g&quot;&amp;[.C288]&amp;&quot; *.svg&quot;" office:value-type="string" office:string-value="sed -i --follow-symlinks &quot;s/#f2793f/#c7925b/g&quot; *.svg" calcext:value-type="string">
            <text:p>sed -i --follow-symlinks "s/#f2793f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e3440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89]&amp;&quot;s/#&quot;&amp;LOWER([.A289])&amp;&quot;/#&quot;&amp;LOWER([.B289])&amp;&quot;/g&quot;&amp;[.C289]&amp;&quot; *.svg&quot;" office:value-type="string" office:string-value="sed -i --follow-symlinks &quot;s/#1e3440/#282a36/g&quot; *.svg" calcext:value-type="string">
            <text:p>sed -i --follow-symlinks "s/#1e3440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0e5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290]&amp;&quot;s/#&quot;&amp;LOWER([.A290])&amp;&quot;/#&quot;&amp;LOWER([.B290])&amp;&quot;/g&quot;&amp;[.C290]&amp;&quot; *.svg&quot;" office:value-type="string" office:string-value="sed -i --follow-symlinks &quot;s/#c0e5fb/#a6edfa/g&quot; *.svg" calcext:value-type="string">
            <text:p>sed -i --follow-symlinks "s/#c0e5fb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fa3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91]&amp;&quot;s/#&quot;&amp;LOWER([.A291])&amp;&quot;/#&quot;&amp;LOWER([.B291])&amp;&quot;/g&quot;&amp;[.C291]&amp;&quot; *.svg&quot;" office:value-type="string" office:string-value="sed -i --follow-symlinks &quot;s/#1fa3f7/#13b1d5/g&quot; *.svg" calcext:value-type="string">
            <text:p>sed -i --follow-symlinks "s/#1fa3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8901b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92]&amp;&quot;s/#&quot;&amp;LOWER([.A292])&amp;&quot;/#&quot;&amp;LOWER([.B292])&amp;&quot;/g&quot;&amp;[.C292]&amp;&quot; *.svg&quot;" office:value-type="string" office:string-value="sed -i --follow-symlinks &quot;s/#f8901b/#c7925b/g&quot; *.svg" calcext:value-type="string">
            <text:p>sed -i --follow-symlinks "s/#f8901b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b92d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93]&amp;&quot;s/#&quot;&amp;LOWER([.A293])&amp;&quot;/#&quot;&amp;LOWER([.B293])&amp;&quot;/g&quot;&amp;[.C293]&amp;&quot; *.svg&quot;" office:value-type="string" office:string-value="sed -i --follow-symlinks &quot;s/#4b92d6/#6272a4/g&quot; *.svg" calcext:value-type="string">
            <text:p>sed -i --follow-symlinks "s/#4b92d6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b2f34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94]&amp;&quot;s/#&quot;&amp;LOWER([.A294])&amp;&quot;/#&quot;&amp;LOWER([.B294])&amp;&quot;/g&quot;&amp;[.C294]&amp;&quot; *.svg&quot;" office:value-type="string" office:string-value="sed -i --follow-symlinks &quot;s/#2b2f34/#282a36/g&quot; *.svg" calcext:value-type="string">
            <text:p>sed -i --follow-symlinks "s/#2b2f34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3570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95]&amp;&quot;s/#&quot;&amp;LOWER([.A295])&amp;&quot;/#&quot;&amp;LOWER([.B295])&amp;&quot;/g&quot;&amp;[.C295]&amp;&quot; *.svg&quot;" office:value-type="string" office:string-value="sed -i --follow-symlinks &quot;s/#f35706/#ff5555/g&quot; *.svg" calcext:value-type="string">
            <text:p>sed -i --follow-symlinks "s/#f35706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0cef9</text:p>
          </table:table-cell>
          <table:table-cell table:style-name="ce1" office:value-type="string" calcext:value-type="string">
            <text:p>ccacf7</text:p>
          </table:table-cell>
          <table:table-cell office:value-type="string" calcext:value-type="string">
            <text:p>"</text:p>
          </table:table-cell>
          <table:table-cell table:formula="of:=&quot;sed -i --follow-symlinks &quot;&amp;[.C296]&amp;&quot;s/#&quot;&amp;LOWER([.A296])&amp;&quot;/#&quot;&amp;LOWER([.B296])&amp;&quot;/g&quot;&amp;[.C296]&amp;&quot; *.svg&quot;" office:value-type="string" office:string-value="sed -i --follow-symlinks &quot;s/#e0cef9/#ccacf7/g&quot; *.svg" calcext:value-type="string">
            <text:p>sed -i --follow-symlinks "s/#e0cef9/#ccacf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191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97]&amp;&quot;s/#&quot;&amp;LOWER([.A297])&amp;&quot;/#&quot;&amp;LOWER([.B297])&amp;&quot;/g&quot;&amp;[.C297]&amp;&quot; *.svg&quot;" office:value-type="string" office:string-value="sed -i --follow-symlinks &quot;s/#9191ff/#7b7bbd/g&quot; *.svg" calcext:value-type="string">
            <text:p>sed -i --follow-symlinks "s/#9191ff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e99f3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98]&amp;&quot;s/#&quot;&amp;LOWER([.A298])&amp;&quot;/#&quot;&amp;LOWER([.B298])&amp;&quot;/g&quot;&amp;[.C298]&amp;&quot; *.svg&quot;" office:value-type="string" office:string-value="sed -i --follow-symlinks &quot;s/#4e99f3/#6272a4/g&quot; *.svg" calcext:value-type="string">
            <text:p>sed -i --follow-symlinks "s/#4e99f3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72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99]&amp;&quot;s/#&quot;&amp;LOWER([.A299])&amp;&quot;/#&quot;&amp;LOWER([.B299])&amp;&quot;/g&quot;&amp;[.C299]&amp;&quot; *.svg&quot;" office:value-type="string" office:string-value="sed -i --follow-symlinks &quot;s/#f2723c/#c7925b/g&quot; *.svg" calcext:value-type="string">
            <text:p>sed -i --follow-symlinks "s/#f2723c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984eb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00]&amp;&quot;s/#&quot;&amp;LOWER([.A300])&amp;&quot;/#&quot;&amp;LOWER([.B300])&amp;&quot;/g&quot;&amp;[.C300]&amp;&quot; *.svg&quot;" office:value-type="string" office:string-value="sed -i --follow-symlinks &quot;s/#5984eb/#515d85/g&quot; *.svg" calcext:value-type="string">
            <text:p>sed -i --follow-symlinks "s/#5984eb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6c66a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01]&amp;&quot;s/#&quot;&amp;LOWER([.A301])&amp;&quot;/#&quot;&amp;LOWER([.B301])&amp;&quot;/g&quot;&amp;[.C301]&amp;&quot; *.svg&quot;" office:value-type="string" office:string-value="sed -i --follow-symlinks &quot;s/#46c66a/#44c367/g&quot; *.svg" calcext:value-type="string">
            <text:p>sed -i --follow-symlinks "s/#46c66a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4c3a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2]&amp;&quot;s/#&quot;&amp;LOWER([.A302])&amp;&quot;/#&quot;&amp;LOWER([.B302])&amp;&quot;/g&quot;&amp;[.C302]&amp;&quot; *.svg&quot;" office:value-type="string" office:string-value="sed -i --follow-symlinks &quot;s/#dc4c3a/#c7484a/g&quot; *.svg" calcext:value-type="string">
            <text:p>sed -i --follow-symlinks "s/#dc4c3a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2a25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03]&amp;&quot;s/#&quot;&amp;LOWER([.A303])&amp;&quot;/#&quot;&amp;LOWER([.B303])&amp;&quot;/g&quot;&amp;[.C303]&amp;&quot; *.svg&quot;" office:value-type="string" office:string-value="sed -i --follow-symlinks &quot;s/#d2a25c/#c7925b/g&quot; *.svg" calcext:value-type="string">
            <text:p>sed -i --follow-symlinks "s/#d2a25c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ea7aa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304]&amp;&quot;s/#&quot;&amp;LOWER([.A304])&amp;&quot;/#&quot;&amp;LOWER([.B304])&amp;&quot;/g&quot;&amp;[.C304]&amp;&quot; *.svg&quot;" office:value-type="string" office:string-value="sed -i --follow-symlinks &quot;s/#9ea7aa/#9ea0a6/g&quot; *.svg" calcext:value-type="string">
            <text:p>sed -i --follow-symlinks "s/#9ea7aa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84148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05]&amp;&quot;s/#&quot;&amp;LOWER([.A305])&amp;&quot;/#&quot;&amp;LOWER([.B305])&amp;&quot;/g&quot;&amp;[.C305]&amp;&quot; *.svg&quot;" office:value-type="string" office:string-value="sed -i --follow-symlinks &quot;s/#384148/#282a36/g&quot; *.svg" calcext:value-type="string">
            <text:p>sed -i --follow-symlinks "s/#384148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15d68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6]&amp;&quot;s/#&quot;&amp;LOWER([.A306])&amp;&quot;/#&quot;&amp;LOWER([.B306])&amp;&quot;/g&quot;&amp;[.C306]&amp;&quot; *.svg&quot;" office:value-type="string" office:string-value="sed -i --follow-symlinks &quot;s/#515d68/#44475a/g&quot; *.svg" calcext:value-type="string">
            <text:p>sed -i --follow-symlinks "s/#515d68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08f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07]&amp;&quot;s/#&quot;&amp;LOWER([.A307])&amp;&quot;/#&quot;&amp;LOWER([.B307])&amp;&quot;/g&quot;&amp;[.C307]&amp;&quot; *.svg&quot;" office:value-type="string" office:string-value="sed -i --follow-symlinks &quot;s/#308fcf/#6272a4/g&quot; *.svg" calcext:value-type="string">
            <text:p>sed -i --follow-symlinks "s/#308fcf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793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08]&amp;&quot;s/#&quot;&amp;LOWER([.A308])&amp;&quot;/#&quot;&amp;LOWER([.B308])&amp;&quot;/g&quot;&amp;[.C308]&amp;&quot; *.svg&quot;" office:value-type="string" office:string-value="sed -i --follow-symlinks &quot;s/#5793f7/#13b1d5/g&quot; *.svg" calcext:value-type="string">
            <text:p>sed -i --follow-symlinks "s/#5793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ee0fd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9]&amp;&quot;s/#&quot;&amp;LOWER([.A309])&amp;&quot;/#&quot;&amp;LOWER([.B309])&amp;&quot;/g&quot;&amp;[.C309]&amp;&quot; *.svg&quot;" office:value-type="string" office:string-value="sed -i --follow-symlinks &quot;s/#cee0fd/#a6edfa/g&quot; *.svg" calcext:value-type="string">
            <text:p>sed -i --follow-symlinks "s/#cee0fd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98fc4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0]&amp;&quot;s/#&quot;&amp;LOWER([.A310])&amp;&quot;/#&quot;&amp;LOWER([.B310])&amp;&quot;/g&quot;&amp;[.C310]&amp;&quot; *.svg&quot;" office:value-type="string" office:string-value="sed -i --follow-symlinks &quot;s/#298fc4/#13b1d5/g&quot; *.svg" calcext:value-type="string">
            <text:p>sed -i --follow-symlinks "s/#298fc4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9536f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1]&amp;&quot;s/#&quot;&amp;LOWER([.A311])&amp;&quot;/#&quot;&amp;LOWER([.B311])&amp;&quot;/g&quot;&amp;[.C311]&amp;&quot; *.svg&quot;" office:value-type="string" office:string-value="sed -i --follow-symlinks &quot;s/#19536f/#515d85/g&quot; *.svg" calcext:value-type="string">
            <text:p>sed -i --follow-symlinks "s/#19536f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63949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12]&amp;&quot;s/#&quot;&amp;LOWER([.A312])&amp;&quot;/#&quot;&amp;LOWER([.B312])&amp;&quot;/g&quot;&amp;[.C312]&amp;&quot; *.svg&quot;" office:value-type="string" office:string-value="sed -i --follow-symlinks &quot;s/#363949/#44475a/g&quot; *.svg" calcext:value-type="string">
            <text:p>sed -i --follow-symlinks "s/#363949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2c2c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13]&amp;&quot;s/#&quot;&amp;LOWER([.A313])&amp;&quot;/#&quot;&amp;LOWER([.B313])&amp;&quot;/g&quot;&amp;[.C313]&amp;&quot; *.svg&quot;" office:value-type="string" office:string-value="sed -i --follow-symlinks &quot;s/#c2c2c2/#cbcccc/g&quot; *.svg" calcext:value-type="string">
            <text:p>sed -i --follow-symlinks "s/#c2c2c2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f3f3f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14]&amp;&quot;s/#&quot;&amp;LOWER([.A314])&amp;&quot;/#&quot;&amp;LOWER([.B314])&amp;&quot;/g&quot;&amp;[.C314]&amp;&quot; *.svg&quot;" office:value-type="string" office:string-value="sed -i --follow-symlinks &quot;s/#3f3f3f/#44475a/g&quot; *.svg" calcext:value-type="string">
            <text:p>sed -i --follow-symlinks "s/#3f3f3f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dcd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15]&amp;&quot;s/#&quot;&amp;LOWER([.A315])&amp;&quot;/#&quot;&amp;LOWER([.B315])&amp;&quot;/g&quot;&amp;[.C315]&amp;&quot; *.svg&quot;" office:value-type="string" office:string-value="sed -i --follow-symlinks &quot;s/#dcdcdc/#cbcccc/g&quot; *.svg" calcext:value-type="string">
            <text:p>sed -i --follow-symlinks "s/#dcdcdc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e5991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6]&amp;&quot;s/#&quot;&amp;LOWER([.A316])&amp;&quot;/#&quot;&amp;LOWER([.B316])&amp;&quot;/g&quot;&amp;[.C316]&amp;&quot; *.svg&quot;" office:value-type="string" office:string-value="sed -i --follow-symlinks &quot;s/#6e5991/#9576c5/g&quot; *.svg" calcext:value-type="string">
            <text:p>sed -i --follow-symlinks "s/#6e5991/#9576c5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7]&amp;&quot;s/#&quot;&amp;LOWER([.A317])&amp;&quot;/#&quot;&amp;LOWER([.B317])&amp;&quot;/g&quot;&amp;[.C31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8]&amp;&quot;s/#&quot;&amp;LOWER([.A318])&amp;&quot;/#&quot;&amp;LOWER([.B318])&amp;&quot;/g&quot;&amp;[.C31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 table:number-rows-repeated="86">
          <table:table-cell table:style-name="ce1" table:number-columns-repeated="2"/>
          <table:table-cell table:number-columns-repeated="3"/>
        </table:table-row>
        <table:table-row table:style-name="ro1" table:number-rows-repeated="104817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abelle1.A1:Tabelle1.E31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9:04:13.944019828</meta:creation-date>
    <dc:date>2023-08-07T23:13:08.710794264</dc:date>
    <meta:editing-duration>PT8H42M15S</meta:editing-duration>
    <meta:editing-cycles>106</meta:editing-cycles>
    <meta:generator>LibreOffice/7.4.5.1$Linux_X86_64 LibreOffice_project/40$Build-1</meta:generator>
    <meta:document-statistic meta:table-count="1" meta:cell-count="1497" meta:object-count="0"/>
  </office:meta>
</office:document-meta>
</file>